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icrosoft Sans Serif" svg:font-family="'Microsoft Sans Serif'"/>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7528in"/>
    </style:style>
    <style:style style:name="co3" style:family="table-column">
      <style:table-column-properties fo:break-before="auto" style:column-width="1.0571in"/>
    </style:style>
    <style:style style:name="co4" style:family="table-column">
      <style:table-column-properties fo:break-before="auto" style:column-width="0.7047in"/>
    </style:style>
    <style:style style:name="co5" style:family="table-column">
      <style:table-column-properties fo:break-before="auto" style:column-width="0.6984in"/>
    </style:style>
    <style:style style:name="ro1" style:family="table-row">
      <style:table-row-properties style:row-height="0.4862in" fo:break-before="auto" style:use-optimal-row-height="false"/>
    </style:style>
    <style:style style:name="ro2" style:family="table-row">
      <style:table-row-properties style:row-height="0.34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72in" fo:break-before="auto" style:use-optimal-row-height="true"/>
    </style:style>
    <style:style style:name="ta1" style:family="table" style:master-page-name="PageStyle_5f_Question_20_1">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fo:background-color="#cdd8e6"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fo:background-color="#dddddd"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dee9f7"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eeeeee" style:text-align-source="value-type" style:repeat-content="false" fo:wrap-option="wrap" style:direction="ltr" style:rotation-angle="0" style:rotation-align="none" style:shrink-to-fit="false" style:vertical-align="automatic"/>
      <style:paragraph-properties fo:margin-left="0in" style:writing-mode="page"/>
    </style:style>
    <style:style style:name="ce13"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4"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5" style:family="table-cell" style:parent-style-name="Default" style:data-style-name="N128">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1">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8"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53" table:default-cell-style-name="Default"/>
        <table:table-column table:style-name="co5" table:number-columns-repeated="768" table:default-cell-style-name="Default"/>
        <table:table-row table:style-name="ro1">
          <table:table-cell table:style-name="ce1" office:value-type="string" table:number-columns-spanned="3"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1"/>
        </table:table-row>
        <table:table-row table:style-name="ro2">
          <table:table-cell table:style-name="ce2" office:value-type="string" table:number-columns-spanned="3" table:number-rows-spanned="1">
            <text:p>Do you have any comments, thoughts or stories about open source hardware you’d like to share?</text:p>
          </table:table-cell>
          <table:covered-table-cell table:style-name="ce10" office:value-type="string">
            <text:p>Do you have any comments, thoughts or stories about open source hardware you’d like to share?</text:p>
          </table:covered-table-cell>
          <table:covered-table-cell table:style-name="ce10" office:value-type="string">
            <text:p>Do you have any comments, thoughts or stories about open source hardware you’d like to share?</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Count</text:p>
          </table:table-cell>
          <table:table-cell table:number-columns-repeated="1021"/>
        </table:table-row>
        <table:table-row table:style-name="ro4">
          <table:table-cell table:style-name="ce4" table:number-columns-spanned="2" table:number-rows-spanned="1"/>
          <table:covered-table-cell table:style-name="ce12"/>
          <table:table-cell table:style-name="ce17" office:value-type="float" office:value="142">
            <text:p>142</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13" office:value-type="float" office:value="142">
            <text:p>142</text:p>
          </table:covered-table-cell>
          <table:table-cell table:style-name="ce18" office:value-type="float" office:value="142">
            <text:p>142</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14" office:value-type="float" office:value="865">
            <text:p>865</text:p>
          </table:covered-table-cell>
          <table:table-cell table:style-name="ce19" office:value-type="float" office:value="865">
            <text:p>865</text:p>
          </table:table-cell>
          <table:table-cell table:number-columns-repeated="1021"/>
        </table:table-row>
        <table:table-row table:style-name="ro5">
          <table:table-cell table:number-columns-repeated="1024"/>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Response Text</text:p>
          </table:table-cell>
          <table:table-cell table:style-name="ce7" office:value-type="string">
            <text:p>Categories</text:p>
          </table:table-cell>
          <table:table-cell table:number-columns-repeated="1020"/>
        </table:table-row>
        <table:table-row table:style-name="ro5">
          <table:table-cell table:style-name="ce8" office:value-type="float" office:value="1">
            <text:p>1</text:p>
          </table:table-cell>
          <table:table-cell table:style-name="ce15" office:value-type="date" office:date-value="2014-01-09T23:13:00">
            <text:p>Jan 9, 2014 11:13 PM</text:p>
          </table:table-cell>
          <table:table-cell office:value-type="string">
            <text:p>none</text:p>
          </table:table-cell>
          <table:table-cell table:number-columns-repeated="1021"/>
        </table:table-row>
        <table:table-row table:style-name="ro5">
          <table:table-cell table:style-name="ce8" office:value-type="float" office:value="2">
            <text:p>2</text:p>
          </table:table-cell>
          <table:table-cell table:style-name="ce15" office:value-type="date" office:date-value="2013-11-13T01:29:00">
            <text:p>Nov 13, 2013 1:29 AM</text:p>
          </table:table-cell>
          <table:table-cell office:value-type="string">
            <text:p>The Open Hardware Community needs to become more inclusive of women and people of color. For example, I attended the Open Hardware Summit and found that only 20% of speakers were female. I think you can bring this up to 50% by 2014.</text:p>
          </table:table-cell>
          <table:table-cell table:number-columns-repeated="1021"/>
        </table:table-row>
        <table:table-row table:style-name="ro5">
          <table:table-cell table:style-name="ce8" office:value-type="float" office:value="3">
            <text:p>3</text:p>
          </table:table-cell>
          <table:table-cell table:style-name="ce15" office:value-type="date" office:date-value="2013-11-10T23:31:00">
            <text:p>Nov 10, 2013 11:31 PM</text:p>
          </table:table-cell>
          <table:table-cell office:value-type="string">
            <text:p>s</text:p>
          </table:table-cell>
          <table:table-cell table:number-columns-repeated="1021"/>
        </table:table-row>
        <table:table-row table:style-name="ro5">
          <table:table-cell table:style-name="ce8" office:value-type="float" office:value="4">
            <text:p>4</text:p>
          </table:table-cell>
          <table:table-cell table:style-name="ce15" office:value-type="date" office:date-value="2013-11-04T14:56:00">
            <text:p>Nov 4, 2013 2:56 PM</text:p>
          </table:table-cell>
          <table:table-cell office:value-type="string">
            <text:p>I'm new to this area, but am extremely excited about the community and the possibilities. I've been doing work around environmental justice, and the ability to share &amp; replicate designs for sensors and monitoring devices is important not just for doing work in one area, but in building a movement more broadly.</text:p>
          </table:table-cell>
          <table:table-cell table:number-columns-repeated="1021"/>
        </table:table-row>
        <table:table-row table:style-name="ro5">
          <table:table-cell table:style-name="ce8" office:value-type="float" office:value="5">
            <text:p>5</text:p>
          </table:table-cell>
          <table:table-cell table:style-name="ce15" office:value-type="date" office:date-value="2013-11-03T20:41:00">
            <text:p>Nov 3, 2013 8:41 PM</text:p>
          </table:table-cell>
          <table:table-cell office:value-type="string">
            <text:p>We need better design tools for hardware; open source software is about 20 years ahead of us in this respect. This might get better as more software people learn about hardware.</text:p>
          </table:table-cell>
          <table:table-cell table:number-columns-repeated="1021"/>
        </table:table-row>
        <table:table-row table:style-name="ro5">
          <table:table-cell table:style-name="ce8" office:value-type="float" office:value="6">
            <text:p>6</text:p>
          </table:table-cell>
          <table:table-cell table:style-name="ce15" office:value-type="date" office:date-value="2013-11-01T01:28:00">
            <text:p>Nov 1, 2013 1:28 AM</text:p>
          </table:table-cell>
          <table:table-cell office:value-type="string">
            <text:p>None yet, but they're coming...</text:p>
          </table:table-cell>
          <table:table-cell table:number-columns-repeated="1021"/>
        </table:table-row>
        <table:table-row table:style-name="ro5">
          <table:table-cell table:style-name="ce8" office:value-type="float" office:value="7">
            <text:p>7</text:p>
          </table:table-cell>
          <table:table-cell table:style-name="ce15" office:value-type="date" office:date-value="2013-10-29T03:26:00">
            <text:p>Oct 29, 2013 3:26 AM</text:p>
          </table:table-cell>
          <table:table-cell office:value-type="string">
            <text:p>Truly fantastic event. <text:s/>I'll be back.</text:p>
          </table:table-cell>
          <table:table-cell table:number-columns-repeated="1021"/>
        </table:table-row>
        <table:table-row table:style-name="ro5">
          <table:table-cell table:style-name="ce8" office:value-type="float" office:value="8">
            <text:p>8</text:p>
          </table:table-cell>
          <table:table-cell table:style-name="ce15" office:value-type="date" office:date-value="2013-10-29T03:14:00">
            <text:p>Oct 29, 2013 3:14 AM</text:p>
          </table:table-cell>
          <table:table-cell office:value-type="string">
            <text:p>It's pretty exciting to be a part of and has really expanded my professional horizons.</text:p>
          </table:table-cell>
          <table:table-cell table:number-columns-repeated="1021"/>
        </table:table-row>
        <table:table-row table:style-name="ro5">
          <table:table-cell table:style-name="ce8" office:value-type="float" office:value="9">
            <text:p>9</text:p>
          </table:table-cell>
          <table:table-cell table:style-name="ce15" office:value-type="date" office:date-value="2013-10-29T03:02:00">
            <text:p>Oct 29, 2013 3:02 AM</text:p>
          </table:table-cell>
          <table:table-cell office:value-type="string">
            <text:p>We have always supported our customers with detailed user manuals, schematics, and example source code. We do not give away the hardware design files, but they are available for sale. It's one thing for vendors such as Texas Instruments to give away a reference design in order to sell their chips: that makes sense and is helpful to me as a system engineer. I do not see a sustainable business model for hardware <text:s/>developers who are not IC vendors, where cloners contribute nothing to the engineering effort and just make cheap copies, paying no royalty to the designers.</text:p>
          </table:table-cell>
          <table:table-cell table:number-columns-repeated="1021"/>
        </table:table-row>
        <table:table-row table:style-name="ro5">
          <table:table-cell table:style-name="ce8" office:value-type="float" office:value="10">
            <text:p>10</text:p>
          </table:table-cell>
          <table:table-cell table:style-name="ce15" office:value-type="date" office:date-value="2013-10-29T01:47:00">
            <text:p>Oct 29, 2013 1:47 AM</text:p>
          </table:table-cell>
          <table:table-cell office:value-type="string">
            <text:p>NA</text:p>
          </table:table-cell>
          <table:table-cell table:number-columns-repeated="1021"/>
        </table:table-row>
        <table:table-row table:style-name="ro5">
          <table:table-cell table:style-name="ce8" office:value-type="float" office:value="11">
            <text:p>11</text:p>
          </table:table-cell>
          <table:table-cell table:style-name="ce15" office:value-type="date" office:date-value="2013-10-29T00:53:00">
            <text:p>Oct 29, 2013 12:53 AM</text:p>
          </table:table-cell>
          <table:table-cell office:value-type="string">
            <text:p>I am still learning about microcontrollers like FLORA and Lilypad. <text:s/>The Open Hardware Summit I attended was my first. <text:s/>It has encouraged me to now pursue this field of work. <text:s/>Visiting Bolt during the summit blew my mind! <text:s/>Ty to Adafruit and OHS for my grant!!</text:p>
          </table:table-cell>
          <table:table-cell table:number-columns-repeated="1021"/>
        </table:table-row>
        <table:table-row table:style-name="ro5">
          <table:table-cell table:style-name="ce8" office:value-type="float" office:value="12">
            <text:p>12</text:p>
          </table:table-cell>
          <table:table-cell table:style-name="ce15" office:value-type="date" office:date-value="2013-10-28T22:49:00">
            <text:p>Oct 28, 2013 10:49 PM</text:p>
          </table:table-cell>
          <table:table-cell office:value-type="string">
            <text:p>Very much enjoyed the Boston conference.</text:p>
          </table:table-cell>
          <table:table-cell table:number-columns-repeated="1021"/>
        </table:table-row>
        <table:table-row table:style-name="ro5">
          <table:table-cell table:style-name="ce8" office:value-type="float" office:value="13">
            <text:p>13</text:p>
          </table:table-cell>
          <table:table-cell table:style-name="ce15" office:value-type="date" office:date-value="2013-10-28T22:04:00">
            <text:p>Oct 28, 2013 10:04 PM</text:p>
          </table:table-cell>
          <table:table-cell office:value-type="string">
            <text:p>I really hope to see OSH as an outlet for experts in the industry to share their knowledge. As a student, what scares me the most about businesses is best summed up here: </text:p>
            <text:p>http://xkcd.com/664/</text:p>
            <text:p>or worse that the business will suppress advancement in the direction of the new technology.</text:p>
            <text:p/>
            <text:p>I also enjoy seeing projects like open ecology which are taking advantage of volunteered technical knowledge</text:p>
          </table:table-cell>
          <table:table-cell table:number-columns-repeated="1021"/>
        </table:table-row>
        <table:table-row table:style-name="ro5">
          <table:table-cell table:style-name="ce8" office:value-type="float" office:value="14">
            <text:p>14</text:p>
          </table:table-cell>
          <table:table-cell table:style-name="ce15" office:value-type="date" office:date-value="2013-10-28T21:52:00">
            <text:p>Oct 28, 2013 9:52 PM</text:p>
          </table:table-cell>
          <table:table-cell office:value-type="string">
            <text:p>I make release and steal. Licenses aren't high priorities in my mind when I want to make something. Maybe one day if I'll need to make money off them, perhaps...</text:p>
          </table:table-cell>
          <table:table-cell table:number-columns-repeated="1021"/>
        </table:table-row>
        <table:table-row table:style-name="ro5">
          <table:table-cell table:style-name="ce8" office:value-type="float" office:value="15">
            <text:p>15</text:p>
          </table:table-cell>
          <table:table-cell table:style-name="ce15" office:value-type="date" office:date-value="2013-10-28T21:44:00">
            <text:p>Oct 28, 2013 9:44 PM</text:p>
          </table:table-cell>
          <table:table-cell office:value-type="string">
            <text:p>I would like to get help from OSHWA to work with IEEE in projects I lead or maange</text:p>
          </table:table-cell>
          <table:table-cell table:number-columns-repeated="1021"/>
        </table:table-row>
        <table:table-row table:style-name="ro5">
          <table:table-cell table:style-name="ce8" office:value-type="float" office:value="16">
            <text:p>16</text:p>
          </table:table-cell>
          <table:table-cell table:style-name="ce15" office:value-type="date" office:date-value="2013-10-28T21:24:00">
            <text:p>Oct 28, 2013 9:24 PM</text:p>
          </table:table-cell>
          <table:table-cell office:value-type="string">
            <text:p>no, sorry</text:p>
          </table:table-cell>
          <table:table-cell table:number-columns-repeated="1021"/>
        </table:table-row>
        <table:table-row table:style-name="ro5">
          <table:table-cell table:style-name="ce8" office:value-type="float" office:value="17">
            <text:p>17</text:p>
          </table:table-cell>
          <table:table-cell table:style-name="ce15" office:value-type="date" office:date-value="2013-10-28T21:23:00">
            <text:p>Oct 28, 2013 9:23 PM</text:p>
          </table:table-cell>
          <table:table-cell office:value-type="string">
            <text:p>OHSummit was great, I'll definitely attend again!</text:p>
          </table:table-cell>
          <table:table-cell table:number-columns-repeated="1021"/>
        </table:table-row>
        <table:table-row table:style-name="ro5">
          <table:table-cell table:style-name="ce8" office:value-type="float" office:value="18">
            <text:p>18</text:p>
          </table:table-cell>
          <table:table-cell table:style-name="ce15" office:value-type="date" office:date-value="2013-10-28T21:15:00">
            <text:p>Oct 28, 2013 9:15 PM</text:p>
          </table:table-cell>
          <table:table-cell office:value-type="string">
            <text:p>I would like to know how to get the blue open hardware gear logo to put on my stuff</text:p>
          </table:table-cell>
          <table:table-cell table:number-columns-repeated="1021"/>
        </table:table-row>
        <table:table-row table:style-name="ro5">
          <table:table-cell table:style-name="ce8" office:value-type="float" office:value="19">
            <text:p>19</text:p>
          </table:table-cell>
          <table:table-cell table:style-name="ce15" office:value-type="date" office:date-value="2013-10-28T21:11:00">
            <text:p>Oct 28, 2013 9:11 PM</text:p>
          </table:table-cell>
          <table:table-cell office:value-type="string">
            <text:p>More inclusive of communities</text:p>
            <text:p>( outreach immigrants, etc. etc.)</text:p>
            <text:p>I am an inmigrant and would love to see more diversity</text:p>
          </table:table-cell>
          <table:table-cell table:number-columns-repeated="1021"/>
        </table:table-row>
        <table:table-row table:style-name="ro5">
          <table:table-cell table:style-name="ce8" office:value-type="float" office:value="20">
            <text:p>20</text:p>
          </table:table-cell>
          <table:table-cell table:style-name="ce15" office:value-type="date" office:date-value="2013-10-28T21:07:00">
            <text:p>Oct 28, 2013 9:07 PM</text:p>
          </table:table-cell>
          <table:table-cell office:value-type="string">
            <text:p>Amazing conference, as always! As an architect, I am mostly interested in the movement and community through friends and an academic/philosophical interest, and the conference is always an amazing and inspiring event.</text:p>
          </table:table-cell>
          <table:table-cell table:number-columns-repeated="1021"/>
        </table:table-row>
        <table:table-row table:style-name="ro5">
          <table:table-cell table:style-name="ce8" office:value-type="float" office:value="21">
            <text:p>21</text:p>
          </table:table-cell>
          <table:table-cell table:style-name="ce15" office:value-type="date" office:date-value="2013-10-01T20:32:00">
            <text:p>Oct 1, 2013 8:32 PM</text:p>
          </table:table-cell>
          <table:table-cell office:value-type="string">
            <text:p>No</text:p>
          </table:table-cell>
          <table:table-cell table:number-columns-repeated="1021"/>
        </table:table-row>
        <table:table-row table:style-name="ro5">
          <table:table-cell table:style-name="ce8" office:value-type="float" office:value="22">
            <text:p>22</text:p>
          </table:table-cell>
          <table:table-cell table:style-name="ce15" office:value-type="date" office:date-value="2013-08-27T14:43:00">
            <text:p>Aug 27, 2013 2:43 PM</text:p>
          </table:table-cell>
          <table:table-cell office:value-type="string">
            <text:p>For this moment no, but I hope to told you about my work in the future</text:p>
          </table:table-cell>
          <table:table-cell table:number-columns-repeated="1021"/>
        </table:table-row>
        <table:table-row table:style-name="ro5">
          <table:table-cell table:style-name="ce8" office:value-type="float" office:value="23">
            <text:p>23</text:p>
          </table:table-cell>
          <table:table-cell table:style-name="ce15" office:value-type="date" office:date-value="2013-08-24T17:11:00">
            <text:p>Aug 24, 2013 5:11 PM</text:p>
          </table:table-cell>
          <table:table-cell office:value-type="string">
            <text:p>Comong from the open source software side I'm fascinated by the open source hardware movement. I hope it becomes for hardware and hacking at home <text:s/>what open source software is for programming.</text:p>
          </table:table-cell>
          <table:table-cell table:number-columns-repeated="1021"/>
        </table:table-row>
        <table:table-row table:style-name="ro5">
          <table:table-cell table:style-name="ce8" office:value-type="float" office:value="24">
            <text:p>24</text:p>
          </table:table-cell>
          <table:table-cell table:style-name="ce15" office:value-type="date" office:date-value="2013-08-24T14:26:00">
            <text:p>Aug 24, 2013 2:26 PM</text:p>
          </table:table-cell>
          <table:table-cell office:value-type="string">
            <text:p>Open source hardware is excellent. <text:s/>It does have its limitations however. There is no 'open source' equivalent for manipulating the chemistry needed to make every more complex devices/ machines. For example, I experiment with micro fluid chip manufacturing and all the tools needed to make the hardware are open source. <text:s/>There is just no cost effective way to manipulate the chemistry needed without having to buy proprietary chemicals.</text:p>
          </table:table-cell>
          <table:table-cell table:number-columns-repeated="1021"/>
        </table:table-row>
        <table:table-row table:style-name="ro5">
          <table:table-cell table:style-name="ce8" office:value-type="float" office:value="25">
            <text:p>25</text:p>
          </table:table-cell>
          <table:table-cell table:style-name="ce15" office:value-type="date" office:date-value="2013-08-23T06:06:00">
            <text:p>Aug 23, 2013 6:06 AM</text:p>
          </table:table-cell>
          <table:table-cell office:value-type="string">
            <text:p>no</text:p>
          </table:table-cell>
          <table:table-cell table:number-columns-repeated="1021"/>
        </table:table-row>
        <table:table-row table:style-name="ro5">
          <table:table-cell table:style-name="ce8" office:value-type="float" office:value="26">
            <text:p>26</text:p>
          </table:table-cell>
          <table:table-cell table:style-name="ce15" office:value-type="date" office:date-value="2013-08-22T20:13:00">
            <text:p>Aug 22, 2013 8:13 PM</text:p>
          </table:table-cell>
          <table:table-cell office:value-type="string">
            <text:p>I feel that open source community, idea and products is just there for great purpose and great purpose only. And, I feel I have to get involve or contribute in some way. I think this is the future and I want to be a part of it.</text:p>
          </table:table-cell>
          <table:table-cell table:number-columns-repeated="1021"/>
        </table:table-row>
        <table:table-row table:style-name="ro5">
          <table:table-cell table:style-name="ce8" office:value-type="float" office:value="27">
            <text:p>27</text:p>
          </table:table-cell>
          <table:table-cell table:style-name="ce15" office:value-type="date" office:date-value="2013-08-22T14:39:00">
            <text:p>Aug 22, 2013 2:39 PM</text:p>
          </table:table-cell>
          <table:table-cell office:value-type="string">
            <text:p>It is cool to have a hardware you can understand what it is doing and how it would be build.</text:p>
            <text:p>Thank you.</text:p>
          </table:table-cell>
          <table:table-cell table:number-columns-repeated="1021"/>
        </table:table-row>
        <table:table-row table:style-name="ro5">
          <table:table-cell table:style-name="ce8" office:value-type="float" office:value="28">
            <text:p>28</text:p>
          </table:table-cell>
          <table:table-cell table:style-name="ce15" office:value-type="date" office:date-value="2013-08-12T13:55:00">
            <text:p>Aug 12, 2013 1:55 PM</text:p>
          </table:table-cell>
          <table:table-cell office:value-type="string">
            <text:p>I love using open source software and hardware, but as an entrepreneur I am nervous about building an open source business.</text:p>
          </table:table-cell>
          <table:table-cell table:number-columns-repeated="1021"/>
        </table:table-row>
        <table:table-row table:style-name="ro5">
          <table:table-cell table:style-name="ce8" office:value-type="float" office:value="29">
            <text:p>29</text:p>
          </table:table-cell>
          <table:table-cell table:style-name="ce15" office:value-type="date" office:date-value="2013-08-10T21:06:00">
            <text:p>Aug 10, 2013 9:06 PM</text:p>
          </table:table-cell>
          <table:table-cell office:value-type="string">
            <text:p>For it to take off we need to organize and empower. Give fabricators the transparency they require to actually be able to decide to produce from plans... by that I mean they in order to convert the "free" bits into atoms they need to be able to see clearly what a product is, how it performs and what its cost to them is.</text:p>
          </table:table-cell>
          <table:table-cell table:number-columns-repeated="1021"/>
        </table:table-row>
        <table:table-row table:style-name="ro5">
          <table:table-cell table:style-name="ce8" office:value-type="float" office:value="30">
            <text:p>30</text:p>
          </table:table-cell>
          <table:table-cell table:style-name="ce15" office:value-type="date" office:date-value="2013-08-10T16:01:00">
            <text:p>Aug 10, 2013 4:01 PM</text:p>
          </table:table-cell>
          <table:table-cell office:value-type="string">
            <text:p>well look at these links to inspire ideas on the construction of an open source H/Sware hearing device / cochlear implant</text:p>
            <text:p>-- 6 companies holding 98% global marketshare</text:p>
            <text:p>http://hearinghealthatters.org/hearingnewswatch/2013/research-firm-analyzes-market-share-retail-stores-prospects-of-major-hearing-aid-makers/</text:p>
            <text:p>-- 360 million people worldwide have disabling hearing loss</text:p>
            <text:p>- http://www.who.int/mediacentre/factsheets/fs300/en/</text:p>
            <text:p/>
            <text:p>me having hoh (hard of hearing) and master special education. Regards https://www.facebook.com/fu.bu.77</text:p>
          </table:table-cell>
          <table:table-cell table:number-columns-repeated="1021"/>
        </table:table-row>
        <table:table-row table:style-name="ro5">
          <table:table-cell table:style-name="ce8" office:value-type="float" office:value="31">
            <text:p>31</text:p>
          </table:table-cell>
          <table:table-cell table:style-name="ce15" office:value-type="date" office:date-value="2013-08-10T00:38:00">
            <text:p>Aug 10, 2013 12:38 AM</text:p>
          </table:table-cell>
          <table:table-cell office:value-type="string">
            <text:p>We need more main stream products replacement ie cell phones, cars, tv, etc..</text:p>
          </table:table-cell>
          <table:table-cell table:number-columns-repeated="1021"/>
        </table:table-row>
        <table:table-row table:style-name="ro5">
          <table:table-cell table:style-name="ce8" office:value-type="float" office:value="32">
            <text:p>32</text:p>
          </table:table-cell>
          <table:table-cell table:style-name="ce15" office:value-type="date" office:date-value="2013-08-09T13:35:00">
            <text:p>Aug 9, 2013 1:35 PM</text:p>
          </table:table-cell>
          <table:table-cell office:value-type="string">
            <text:p>To reduced the language barrier, localization should be needed and Tools have to support 2 bytes languages (Asian language).</text:p>
          </table:table-cell>
          <table:table-cell table:number-columns-repeated="1021"/>
        </table:table-row>
        <table:table-row table:style-name="ro5">
          <table:table-cell table:style-name="ce8" office:value-type="float" office:value="33">
            <text:p>33</text:p>
          </table:table-cell>
          <table:table-cell table:style-name="ce15" office:value-type="date" office:date-value="2013-08-08T22:30:00">
            <text:p>Aug 8, 2013 10:30 PM</text:p>
          </table:table-cell>
          <table:table-cell office:value-type="string">
            <text:p>get real</text:p>
          </table:table-cell>
          <table:table-cell table:number-columns-repeated="1021"/>
        </table:table-row>
        <table:table-row table:style-name="ro5">
          <table:table-cell table:style-name="ce8" office:value-type="float" office:value="34">
            <text:p>34</text:p>
          </table:table-cell>
          <table:table-cell table:style-name="ce15" office:value-type="date" office:date-value="2013-08-08T16:29:00">
            <text:p>Aug 8, 2013 4:29 PM</text:p>
          </table:table-cell>
          <table:table-cell office:value-type="string">
            <text:p>The best story to tell in the general open source diaspora of which open source hardware is a part is the open documentation and open designs foster creativity and innovation from non-traditional sectors of a thriving economy.</text:p>
          </table:table-cell>
          <table:table-cell table:number-columns-repeated="1021"/>
        </table:table-row>
        <table:table-row table:style-name="ro5">
          <table:table-cell table:style-name="ce8" office:value-type="float" office:value="35">
            <text:p>35</text:p>
          </table:table-cell>
          <table:table-cell table:style-name="ce15" office:value-type="date" office:date-value="2013-08-08T11:19:00">
            <text:p>Aug 8, 2013 11:19 AM</text:p>
          </table:table-cell>
          <table:table-cell office:value-type="string">
            <text:p>Open source hardware is a revolution, i can tweak the hardware to my needs and use it in a project!</text:p>
          </table:table-cell>
          <table:table-cell table:number-columns-repeated="1021"/>
        </table:table-row>
        <table:table-row table:style-name="ro5">
          <table:table-cell table:style-name="ce8" office:value-type="float" office:value="36">
            <text:p>36</text:p>
          </table:table-cell>
          <table:table-cell table:style-name="ce15" office:value-type="date" office:date-value="2013-08-07T20:03:00">
            <text:p>Aug 7, 2013 8:03 PM</text:p>
          </table:table-cell>
          <table:table-cell office:value-type="string">
            <text:p>Really want to push for standardization of FreeCAD (or simmilar, though I dont think anything else out there is as advanced) as an opensource parametric modeling tool for non-PCB hardware design. <text:s/>STL is no more a source file than a pdf of code is.</text:p>
          </table:table-cell>
          <table:table-cell table:number-columns-repeated="1021"/>
        </table:table-row>
        <table:table-row table:style-name="ro5">
          <table:table-cell table:style-name="ce8" office:value-type="float" office:value="37">
            <text:p>37</text:p>
          </table:table-cell>
          <table:table-cell table:style-name="ce15" office:value-type="date" office:date-value="2013-08-06T20:09:00">
            <text:p>Aug 6, 2013 8:09 PM</text:p>
          </table:table-cell>
          <table:table-cell office:value-type="string">
            <text:p>If it wasn't for open source hardware I wouldn't be where I am today making and selling my own designs on Tindie.com, Friedcircuits.us.</text:p>
          </table:table-cell>
          <table:table-cell table:number-columns-repeated="1021"/>
        </table:table-row>
        <table:table-row table:style-name="ro5">
          <table:table-cell table:style-name="ce8" office:value-type="float" office:value="38">
            <text:p>38</text:p>
          </table:table-cell>
          <table:table-cell table:style-name="ce15" office:value-type="date" office:date-value="2013-08-06T12:42:00">
            <text:p>Aug 6, 2013 12:42 PM</text:p>
          </table:table-cell>
          <table:table-cell office:value-type="string">
            <text:p>I am looking for open source vegetable <text:s/>oil extractors to make bio diesel in the Philippines.</text:p>
          </table:table-cell>
          <table:table-cell table:number-columns-repeated="1021"/>
        </table:table-row>
        <table:table-row table:style-name="ro5">
          <table:table-cell table:style-name="ce8" office:value-type="float" office:value="39">
            <text:p>39</text:p>
          </table:table-cell>
          <table:table-cell table:style-name="ce15" office:value-type="date" office:date-value="2013-08-06T09:10:00">
            <text:p>Aug 6, 2013 9:10 AM</text:p>
          </table:table-cell>
          <table:table-cell office:value-type="string">
            <text:p>Tremendously exciting. I hope it takes off like open source software.</text:p>
          </table:table-cell>
          <table:table-cell table:number-columns-repeated="1021"/>
        </table:table-row>
        <table:table-row table:style-name="ro5">
          <table:table-cell table:style-name="ce8" office:value-type="float" office:value="40">
            <text:p>40</text:p>
          </table:table-cell>
          <table:table-cell table:style-name="ce15" office:value-type="date" office:date-value="2013-08-05T16:39:00">
            <text:p>Aug 5, 2013 4:39 PM</text:p>
          </table:table-cell>
          <table:table-cell office:value-type="string">
            <text:p>Open Source Hardware legal issue should be explained in a easy way to understand for all people. Now Open Source Hardware is related to hacking everything and that is not true.</text:p>
          </table:table-cell>
          <table:table-cell table:number-columns-repeated="1021"/>
        </table:table-row>
        <table:table-row table:style-name="ro5">
          <table:table-cell table:style-name="ce8" office:value-type="float" office:value="41">
            <text:p>41</text:p>
          </table:table-cell>
          <table:table-cell table:style-name="ce15" office:value-type="date" office:date-value="2013-08-04T15:36:00">
            <text:p>Aug 4, 2013 3:36 PM</text:p>
          </table:table-cell>
          <table:table-cell office:value-type="string">
            <text:p>A practical guideline as a reference to open source a project would improve the undertanding of licensing for makers that are willing to open source their inventions.</text:p>
          </table:table-cell>
          <table:table-cell table:number-columns-repeated="1021"/>
        </table:table-row>
        <table:table-row table:style-name="ro5">
          <table:table-cell table:style-name="ce8" office:value-type="float" office:value="42">
            <text:p>42</text:p>
          </table:table-cell>
          <table:table-cell table:style-name="ce15" office:value-type="date" office:date-value="2013-08-04T10:21:00">
            <text:p>Aug 4, 2013 10:21 AM</text:p>
          </table:table-cell>
          <table:table-cell office:value-type="string">
            <text:p>I love it and will definitely use it in the future</text:p>
          </table:table-cell>
          <table:table-cell table:number-columns-repeated="1021"/>
        </table:table-row>
        <table:table-row table:style-name="ro5">
          <table:table-cell table:style-name="ce8" office:value-type="float" office:value="43">
            <text:p>43</text:p>
          </table:table-cell>
          <table:table-cell table:style-name="ce15" office:value-type="date" office:date-value="2013-08-03T17:26:00">
            <text:p>Aug 3, 2013 5:26 PM</text:p>
          </table:table-cell>
          <table:table-cell office:value-type="string">
            <text:p>You rock!</text:p>
          </table:table-cell>
          <table:table-cell table:number-columns-repeated="1021"/>
        </table:table-row>
        <table:table-row table:style-name="ro5">
          <table:table-cell table:style-name="ce8" office:value-type="float" office:value="44">
            <text:p>44</text:p>
          </table:table-cell>
          <table:table-cell table:style-name="ce15" office:value-type="date" office:date-value="2013-08-02T22:46:00">
            <text:p>Aug 2, 2013 10:46 PM</text:p>
          </table:table-cell>
          <table:table-cell office:value-type="string">
            <text:p>In 2011, I had learned about SCADA open source hardware in my internship and I bringed to the Enterprise Junior of Mechatronics at my university. Today, we use it in different projects and workshops because it's easy to learn and buid things.</text:p>
          </table:table-cell>
          <table:table-cell table:number-columns-repeated="1021"/>
        </table:table-row>
        <table:table-row table:style-name="ro5">
          <table:table-cell table:style-name="ce8" office:value-type="float" office:value="45">
            <text:p>45</text:p>
          </table:table-cell>
          <table:table-cell table:style-name="ce15" office:value-type="date" office:date-value="2013-08-02T18:22:00">
            <text:p>Aug 2, 2013 6:22 PM</text:p>
          </table:table-cell>
          <table:table-cell office:value-type="string">
            <text:p>It is challenging to choose design tools for an open source project, especially if no open-source tools are readily available (e.g. CAD on Macintosh platform) or if the preponderance of users select proprietary software over open (e.g. EAGLE over KiCAD).</text:p>
          </table:table-cell>
          <table:table-cell table:number-columns-repeated="1021"/>
        </table:table-row>
        <table:table-row table:style-name="ro5">
          <table:table-cell table:style-name="ce8" office:value-type="float" office:value="46">
            <text:p>46</text:p>
          </table:table-cell>
          <table:table-cell table:style-name="ce15" office:value-type="date" office:date-value="2013-08-02T18:17:00">
            <text:p>Aug 2, 2013 6:17 PM</text:p>
          </table:table-cell>
          <table:table-cell office:value-type="string">
            <text:p>Some projects still need the kind of size and coordination that is hard to do in an open-source, loosely-associated way. One of the tasks for tool-builders is to increase the size of projects that can be done without a huge corporate structure.</text:p>
          </table:table-cell>
          <table:table-cell table:number-columns-repeated="1021"/>
        </table:table-row>
        <table:table-row table:style-name="ro5">
          <table:table-cell table:style-name="ce8" office:value-type="float" office:value="47">
            <text:p>47</text:p>
          </table:table-cell>
          <table:table-cell table:style-name="ce15" office:value-type="date" office:date-value="2013-08-02T15:05:00">
            <text:p>Aug 2, 2013 3:05 PM</text:p>
          </table:table-cell>
          <table:table-cell office:value-type="string">
            <text:p>It would be good if there would be a crackdown on "false" open source hardware, stuff where BOM is a circular reference to the publisher as the only source for a part, or where a sketch is considered "source" even when a fully spec'd blueprint is available and obviously being used for mass production.</text:p>
          </table:table-cell>
          <table:table-cell table:number-columns-repeated="1021"/>
        </table:table-row>
        <table:table-row table:style-name="ro5">
          <table:table-cell table:style-name="ce8" office:value-type="float" office:value="48">
            <text:p>48</text:p>
          </table:table-cell>
          <table:table-cell table:style-name="ce15" office:value-type="date" office:date-value="2013-08-02T06:57:00">
            <text:p>Aug 2, 2013 6:57 AM</text:p>
          </table:table-cell>
          <table:table-cell office:value-type="string">
            <text:p>Open Source hardware gives me new ideas for new designs. I prefer them to create new designs. Some times I see that an equivalent commercial product can costs too much. Cost is important when you work as a hobbyist.</text:p>
          </table:table-cell>
          <table:table-cell table:number-columns-repeated="1021"/>
        </table:table-row>
        <table:table-row table:style-name="ro5">
          <table:table-cell table:style-name="ce8" office:value-type="float" office:value="49">
            <text:p>49</text:p>
          </table:table-cell>
          <table:table-cell table:style-name="ce15" office:value-type="date" office:date-value="2013-08-02T02:24:00">
            <text:p>Aug 2, 2013 2:24 AM</text:p>
          </table:table-cell>
          <table:table-cell office:value-type="string">
            <text:p>We need more OSH</text:p>
          </table:table-cell>
          <table:table-cell table:number-columns-repeated="1021"/>
        </table:table-row>
        <table:table-row table:style-name="ro5">
          <table:table-cell table:style-name="ce8" office:value-type="float" office:value="50">
            <text:p>50</text:p>
          </table:table-cell>
          <table:table-cell table:style-name="ce15" office:value-type="date" office:date-value="2013-08-01T22:02:00">
            <text:p>Aug 1, 2013 10:02 PM</text:p>
          </table:table-cell>
          <table:table-cell office:value-type="string">
            <text:p>It'll take over, finally.</text:p>
          </table:table-cell>
          <table:table-cell table:number-columns-repeated="1021"/>
        </table:table-row>
        <table:table-row table:style-name="ro5">
          <table:table-cell table:style-name="ce8" office:value-type="float" office:value="51">
            <text:p>51</text:p>
          </table:table-cell>
          <table:table-cell table:style-name="ce15" office:value-type="date" office:date-value="2013-08-01T21:37:00">
            <text:p>Aug 1, 2013 9:37 PM</text:p>
          </table:table-cell>
          <table:table-cell office:value-type="string">
            <text:p>I'd like to see a licence that permits modification, redistribution, etc. for not-for-profit/non-commercial use, but prohibits commercial/for-profit use, redistribution, etc. as a licencing option for open-source hardware.</text:p>
          </table:table-cell>
          <table:table-cell table:number-columns-repeated="1021"/>
        </table:table-row>
        <table:table-row table:style-name="ro5">
          <table:table-cell table:style-name="ce8" office:value-type="float" office:value="52">
            <text:p>52</text:p>
          </table:table-cell>
          <table:table-cell table:style-name="ce15" office:value-type="date" office:date-value="2013-08-01T20:43:00">
            <text:p>Aug 1, 2013 8:43 PM</text:p>
          </table:table-cell>
          <table:table-cell office:value-type="string">
            <text:p>I love open source hardware and software. i dream of a world where knowledge is free and everything can be hacked and customized</text:p>
          </table:table-cell>
          <table:table-cell table:number-columns-repeated="1021"/>
        </table:table-row>
        <table:table-row table:style-name="ro5">
          <table:table-cell table:style-name="ce8" office:value-type="float" office:value="53">
            <text:p>53</text:p>
          </table:table-cell>
          <table:table-cell table:style-name="ce15" office:value-type="date" office:date-value="2013-08-01T17:54:00">
            <text:p>Aug 1, 2013 5:54 PM</text:p>
          </table:table-cell>
          <table:table-cell office:value-type="string">
            <text:p>I hated that patents were a litigation tool. <text:s/>Now as a strategic tool to dissuade others from competing it is even worse. <text:s/>The open source community may well be the only thing that will save us from ourselves (especially if a business is an individual, my friend).</text:p>
          </table:table-cell>
          <table:table-cell table:number-columns-repeated="1021"/>
        </table:table-row>
        <table:table-row table:style-name="ro5">
          <table:table-cell table:style-name="ce8" office:value-type="float" office:value="54">
            <text:p>54</text:p>
          </table:table-cell>
          <table:table-cell table:style-name="ce15" office:value-type="date" office:date-value="2013-08-01T15:03:00">
            <text:p>Aug 1, 2013 3:03 PM</text:p>
          </table:table-cell>
          <table:table-cell office:value-type="string">
            <text:p>open source was how I learned everything I know about electronics and hardware. I want to give back to the community that taught me so I can teach others.</text:p>
          </table:table-cell>
          <table:table-cell table:number-columns-repeated="1021"/>
        </table:table-row>
        <table:table-row table:style-name="ro5">
          <table:table-cell table:style-name="ce8" office:value-type="float" office:value="55">
            <text:p>55</text:p>
          </table:table-cell>
          <table:table-cell table:style-name="ce15" office:value-type="date" office:date-value="2013-08-01T12:18:00">
            <text:p>Aug 1, 2013 12:18 PM</text:p>
          </table:table-cell>
          <table:table-cell office:value-type="string">
            <text:p>OH is a great way to allow people build and use technology where they want, the way they want despite large corporations' control.</text:p>
          </table:table-cell>
          <table:table-cell table:number-columns-repeated="1021"/>
        </table:table-row>
        <table:table-row table:style-name="ro5">
          <table:table-cell table:style-name="ce8" office:value-type="float" office:value="56">
            <text:p>56</text:p>
          </table:table-cell>
          <table:table-cell table:style-name="ce15" office:value-type="date" office:date-value="2013-08-01T11:48:00">
            <text:p>Aug 1, 2013 11:48 AM</text:p>
          </table:table-cell>
          <table:table-cell office:value-type="string">
            <text:p>-</text:p>
          </table:table-cell>
          <table:table-cell table:number-columns-repeated="1021"/>
        </table:table-row>
        <table:table-row table:style-name="ro5">
          <table:table-cell table:style-name="ce8" office:value-type="float" office:value="57">
            <text:p>57</text:p>
          </table:table-cell>
          <table:table-cell table:style-name="ce15" office:value-type="date" office:date-value="2013-08-01T11:44:00">
            <text:p>Aug 1, 2013 11:44 AM</text:p>
          </table:table-cell>
          <table:table-cell office:value-type="string">
            <text:p>Open-source hardware is a cool idea (and is awesome too)</text:p>
          </table:table-cell>
          <table:table-cell table:number-columns-repeated="1021"/>
        </table:table-row>
        <table:table-row table:style-name="ro5">
          <table:table-cell table:style-name="ce8" office:value-type="float" office:value="58">
            <text:p>58</text:p>
          </table:table-cell>
          <table:table-cell table:style-name="ce15" office:value-type="date" office:date-value="2013-08-01T05:59:00">
            <text:p>Aug 1, 2013 5:59 AM</text:p>
          </table:table-cell>
          <table:table-cell office:value-type="string">
            <text:p>No.</text:p>
          </table:table-cell>
          <table:table-cell table:number-columns-repeated="1021"/>
        </table:table-row>
        <table:table-row table:style-name="ro5">
          <table:table-cell table:style-name="ce8" office:value-type="float" office:value="59">
            <text:p>59</text:p>
          </table:table-cell>
          <table:table-cell table:style-name="ce15" office:value-type="date" office:date-value="2013-08-01T05:19:00">
            <text:p>Aug 1, 2013 5:19 AM</text:p>
          </table:table-cell>
          <table:table-cell office:value-type="string">
            <text:p>I love open source</text:p>
          </table:table-cell>
          <table:table-cell table:number-columns-repeated="1021"/>
        </table:table-row>
        <table:table-row table:style-name="ro5">
          <table:table-cell table:style-name="ce8" office:value-type="float" office:value="60">
            <text:p>60</text:p>
          </table:table-cell>
          <table:table-cell table:style-name="ce15" office:value-type="date" office:date-value="2013-08-01T03:07:00">
            <text:p>Aug 1, 2013 3:07 AM</text:p>
          </table:table-cell>
          <table:table-cell office:value-type="string">
            <text:p>I was given an old OSH part(sanguino) as a 'party favor'. I was able to search for the part on the web and find an up-to-date module <text:s/>available to use this with a modern IDE (arduino). This would be unheard-of in the non-OSH world. The ability to reuse thing, to keep them useful and to be able to study them and use them to teach with, these are the possibilities that I look forward to and a community that makes it possible.</text:p>
          </table:table-cell>
          <table:table-cell table:number-columns-repeated="1021"/>
        </table:table-row>
        <table:table-row table:style-name="ro5">
          <table:table-cell table:style-name="ce8" office:value-type="float" office:value="61">
            <text:p>61</text:p>
          </table:table-cell>
          <table:table-cell table:style-name="ce15" office:value-type="date" office:date-value="2013-08-01T02:56:00">
            <text:p>Aug 1, 2013 2:56 AM</text:p>
          </table:table-cell>
          <table:table-cell office:value-type="string">
            <text:p>Even though we use a liberal license for others to manufacture and sell, most established open hardware projects hate others selling an identical copy. The popularity of that hardware is due to its licensing terms. The best way for them to protect their investment and continue their development is by announcing a easy way to contribute a royalty if others sell their design. Most projects like Arduino complain about clones and does not have easy mechanism to contribute a royalty. In many cases a local variant is very cheaper than importing original item due to customs duty.</text:p>
          </table:table-cell>
          <table:table-cell table:number-columns-repeated="1021"/>
        </table:table-row>
        <table:table-row table:style-name="ro5">
          <table:table-cell table:style-name="ce8" office:value-type="float" office:value="62">
            <text:p>62</text:p>
          </table:table-cell>
          <table:table-cell table:style-name="ce15" office:value-type="date" office:date-value="2013-08-01T02:13:00">
            <text:p>Aug 1, 2013 2:13 AM</text:p>
          </table:table-cell>
          <table:table-cell office:value-type="string">
            <text:p>I am happy that the early heathkit and computer culture is making a serious rebound. The entire open source hardware and software 'movement' is what it always should have been. The problem back in the day was we had to rely on magazines and BBSes to share information, if the Internet had existed back then proprietary hardware wouldn't have stood a chance (probably.....). Today there is so much knowledge and help easily available plus retailers (sparkfun et al), small count distributors (mouser, digi, etc), services (boards houses et al) that it is a GREAT time to be a geek.</text:p>
          </table:table-cell>
          <table:table-cell table:number-columns-repeated="1021"/>
        </table:table-row>
        <table:table-row table:style-name="ro5">
          <table:table-cell table:style-name="ce8" office:value-type="float" office:value="63">
            <text:p>63</text:p>
          </table:table-cell>
          <table:table-cell table:style-name="ce15" office:value-type="date" office:date-value="2013-08-01T01:24:00">
            <text:p>Aug 1, 2013 1:24 AM</text:p>
          </table:table-cell>
          <table:table-cell office:value-type="string">
            <text:p>I look at how far we've from having little to no control over products we produce and use to be able to design products with less controls. The fact that I can take some thing someone else designed or built and use it in my project without having a law suit files on me is huge. And that someone can take my design and do the same shows how far we'ven but also how far we have to go.</text:p>
          </table:table-cell>
          <table:table-cell table:number-columns-repeated="1021"/>
        </table:table-row>
        <table:table-row table:style-name="ro5">
          <table:table-cell table:style-name="ce8" office:value-type="float" office:value="64">
            <text:p>64</text:p>
          </table:table-cell>
          <table:table-cell table:style-name="ce15" office:value-type="date" office:date-value="2013-07-31T23:00:00">
            <text:p>Jul 31, 2013 11:00 PM</text:p>
          </table:table-cell>
          <table:table-cell office:value-type="string">
            <text:p>In my country inflation is so high that everything doubles it's price about once a year. Also, it is virtually impossible to import products from other countries. So, of the few options left, looking up desgins on internet, and attempting to replicate them (with whatever is available) is a very common solution.</text:p>
            <text:p>So hurray for open source!</text:p>
          </table:table-cell>
          <table:table-cell table:number-columns-repeated="1021"/>
        </table:table-row>
        <table:table-row table:style-name="ro5">
          <table:table-cell table:style-name="ce8" office:value-type="float" office:value="65">
            <text:p>65</text:p>
          </table:table-cell>
          <table:table-cell table:style-name="ce15" office:value-type="date" office:date-value="2013-07-31T22:28:00">
            <text:p>Jul 31, 2013 10:28 PM</text:p>
          </table:table-cell>
          <table:table-cell office:value-type="string">
            <text:p>FLOSS is a concept that I feel very happy to promote.... <text:s text:c="2"/>it expands the universe <text:s/>.... I like to have friends who do FLOSS</text:p>
          </table:table-cell>
          <table:table-cell table:number-columns-repeated="1021"/>
        </table:table-row>
        <table:table-row table:style-name="ro5">
          <table:table-cell table:style-name="ce8" office:value-type="float" office:value="66">
            <text:p>66</text:p>
          </table:table-cell>
          <table:table-cell table:style-name="ce15" office:value-type="date" office:date-value="2013-07-31T21:39:00">
            <text:p>Jul 31, 2013 9:39 PM</text:p>
          </table:table-cell>
          <table:table-cell office:value-type="string">
            <text:p>As a teacher using open source hardware <text:s/>it is a great experience for my</text:p>
            <text:p>Students and me.</text:p>
          </table:table-cell>
          <table:table-cell table:number-columns-repeated="1021"/>
        </table:table-row>
        <table:table-row table:style-name="ro5">
          <table:table-cell table:style-name="ce8" office:value-type="float" office:value="67">
            <text:p>67</text:p>
          </table:table-cell>
          <table:table-cell table:style-name="ce15" office:value-type="date" office:date-value="2013-07-31T21:22:00">
            <text:p>Jul 31, 2013 9:22 PM</text:p>
          </table:table-cell>
          <table:table-cell office:value-type="string">
            <text:p>I think the nature of open source leads to poor or incomplete documentation - commercially this increases testing requirements and sometimes means extra support.</text:p>
          </table:table-cell>
          <table:table-cell table:number-columns-repeated="1021"/>
        </table:table-row>
        <table:table-row table:style-name="ro5">
          <table:table-cell table:style-name="ce8" office:value-type="float" office:value="68">
            <text:p>68</text:p>
          </table:table-cell>
          <table:table-cell table:style-name="ce15" office:value-type="date" office:date-value="2013-07-31T21:06:00">
            <text:p>Jul 31, 2013 9:06 PM</text:p>
          </table:table-cell>
          <table:table-cell office:value-type="string">
            <text:p>I have used open source software for a long time and was very excited to find that there was an open source hardware movement too. <text:s/>I am really looking forward to getting more involved, by creating my own projects and hopefully creating something worth sharing!</text:p>
          </table:table-cell>
          <table:table-cell table:number-columns-repeated="1021"/>
        </table:table-row>
        <table:table-row table:style-name="ro5">
          <table:table-cell table:style-name="ce8" office:value-type="float" office:value="69">
            <text:p>69</text:p>
          </table:table-cell>
          <table:table-cell table:style-name="ce15" office:value-type="date" office:date-value="2013-07-31T20:39:00">
            <text:p>Jul 31, 2013 8:39 PM</text:p>
          </table:table-cell>
          <table:table-cell office:value-type="string">
            <text:p>We are trying to integrate the Open Hardware Community in my country to teach about it's benefits and possibilities</text:p>
          </table:table-cell>
          <table:table-cell table:number-columns-repeated="1021"/>
        </table:table-row>
        <table:table-row table:style-name="ro5">
          <table:table-cell table:style-name="ce8" office:value-type="float" office:value="70">
            <text:p>70</text:p>
          </table:table-cell>
          <table:table-cell table:style-name="ce15" office:value-type="date" office:date-value="2013-07-31T18:57:00">
            <text:p>Jul 31, 2013 6:57 PM</text:p>
          </table:table-cell>
          <table:table-cell office:value-type="string">
            <text:p>Open source is going to lead to an explosion of creativity and I want to be part of it!</text:p>
          </table:table-cell>
          <table:table-cell table:number-columns-repeated="1021"/>
        </table:table-row>
        <table:table-row table:style-name="ro5">
          <table:table-cell table:style-name="ce8" office:value-type="float" office:value="71">
            <text:p>71</text:p>
          </table:table-cell>
          <table:table-cell table:style-name="ce15" office:value-type="date" office:date-value="2013-07-31T18:50:00">
            <text:p>Jul 31, 2013 6:50 PM</text:p>
          </table:table-cell>
          <table:table-cell office:value-type="string">
            <text:p>Documentation/tutorials are KEY to my buying a product.</text:p>
          </table:table-cell>
          <table:table-cell table:number-columns-repeated="1021"/>
        </table:table-row>
        <table:table-row table:style-name="ro5">
          <table:table-cell table:style-name="ce8" office:value-type="float" office:value="72">
            <text:p>72</text:p>
          </table:table-cell>
          <table:table-cell table:style-name="ce15" office:value-type="date" office:date-value="2013-07-31T18:34:00">
            <text:p>Jul 31, 2013 6:34 PM</text:p>
          </table:table-cell>
          <table:table-cell office:value-type="string">
            <text:p>Open source hardware is just great, you can pretty much do what you want for a project that you need to suit you.</text:p>
          </table:table-cell>
          <table:table-cell table:number-columns-repeated="1021"/>
        </table:table-row>
        <table:table-row table:style-name="ro5">
          <table:table-cell table:style-name="ce8" office:value-type="float" office:value="73">
            <text:p>73</text:p>
          </table:table-cell>
          <table:table-cell table:style-name="ce15" office:value-type="date" office:date-value="2013-07-31T18:11:00">
            <text:p>Jul 31, 2013 6:11 PM</text:p>
          </table:table-cell>
          <table:table-cell office:value-type="string">
            <text:p>Open source is awesome, and I believe that more and more people will make their project open over the years.</text:p>
          </table:table-cell>
          <table:table-cell table:number-columns-repeated="1021"/>
        </table:table-row>
        <table:table-row table:style-name="ro5">
          <table:table-cell table:style-name="ce8" office:value-type="float" office:value="74">
            <text:p>74</text:p>
          </table:table-cell>
          <table:table-cell table:style-name="ce15" office:value-type="date" office:date-value="2013-07-31T17:54:00">
            <text:p>Jul 31, 2013 5:54 PM</text:p>
          </table:table-cell>
          <table:table-cell office:value-type="string">
            <text:p>The Arduino platform has been my go-to device for most logic projects and automation for about a year now.</text:p>
          </table:table-cell>
          <table:table-cell table:number-columns-repeated="1021"/>
        </table:table-row>
        <table:table-row table:style-name="ro5">
          <table:table-cell table:style-name="ce8" office:value-type="float" office:value="75">
            <text:p>75</text:p>
          </table:table-cell>
          <table:table-cell table:style-name="ce15" office:value-type="date" office:date-value="2013-07-31T16:56:00">
            <text:p>Jul 31, 2013 4:56 PM</text:p>
          </table:table-cell>
          <table:table-cell office:value-type="string">
            <text:p>Im a 15 year old guy going into my junior of high school. When I was in my freshman year of high school, I saw a 3D printer in our engineering classroom. I became obsessed with 3D printers and wanted sorely to have one. I could not find an affordable one until I stumbled upon the reprap, and open source 3D printer. I built one and now keep building and designing things, learning a lot along the way (which is the important part for me). Without open-source hard/soft-ware, I could not have done/design/build/learn what I have.</text:p>
          </table:table-cell>
          <table:table-cell table:number-columns-repeated="1021"/>
        </table:table-row>
        <table:table-row table:style-name="ro5">
          <table:table-cell table:style-name="ce8" office:value-type="float" office:value="76">
            <text:p>76</text:p>
          </table:table-cell>
          <table:table-cell table:style-name="ce15" office:value-type="date" office:date-value="2013-07-31T16:34:00">
            <text:p>Jul 31, 2013 4:34 PM</text:p>
          </table:table-cell>
          <table:table-cell office:value-type="string">
            <text:p>I like how open source hardware enables more innovation. I started out with arduino. It was nice that other people could make their own versions of the arduino boards. It allowed me to find specific hardware that suits my needs, but is familiar at the same time.</text:p>
          </table:table-cell>
          <table:table-cell table:number-columns-repeated="1021"/>
        </table:table-row>
        <table:table-row table:style-name="ro5">
          <table:table-cell table:style-name="ce8" office:value-type="float" office:value="77">
            <text:p>77</text:p>
          </table:table-cell>
          <table:table-cell table:style-name="ce15" office:value-type="date" office:date-value="2013-07-31T15:26:00">
            <text:p>Jul 31, 2013 3:26 PM</text:p>
          </table:table-cell>
          <table:table-cell office:value-type="string">
            <text:p>I am an avid DIY'er from way back. I believe this is the way to go for multiple future designs and how hardware should work</text:p>
          </table:table-cell>
          <table:table-cell table:number-columns-repeated="1021"/>
        </table:table-row>
        <table:table-row table:style-name="ro5">
          <table:table-cell table:style-name="ce8" office:value-type="float" office:value="78">
            <text:p>78</text:p>
          </table:table-cell>
          <table:table-cell table:style-name="ce15" office:value-type="date" office:date-value="2013-07-31T13:22:00">
            <text:p>Jul 31, 2013 1:22 PM</text:p>
          </table:table-cell>
          <table:table-cell office:value-type="string">
            <text:p>Nothing to comment, but i'm only for my hobbies and try it.</text:p>
            <text:p>Otherwise i try from other people about they project.</text:p>
          </table:table-cell>
          <table:table-cell table:number-columns-repeated="1021"/>
        </table:table-row>
        <table:table-row table:style-name="ro5">
          <table:table-cell table:style-name="ce8" office:value-type="float" office:value="79">
            <text:p>79</text:p>
          </table:table-cell>
          <table:table-cell table:style-name="ce15" office:value-type="date" office:date-value="2013-07-30T22:36:00">
            <text:p>Jul 30, 2013 10:36 PM</text:p>
          </table:table-cell>
          <table:table-cell office:value-type="string">
            <text:p>Hi, I'm a fan of electronics, so I studied electronic engineering in Madrid.</text:p>
            <text:p><text:s/>I've never worked on open source hardware project. But I have used and hacked a lot of developments such as Arduino and Raspberry Pi.</text:p>
            <text:p><text:s/>As I said before I studied electronics but I specialized in digital design with VHDL. I would like to collaborate on projects developed in VHDL, because from my point of view with a FPGA could make high quality solutions that hardly can be obtained from current developments, augmented reality for example.</text:p>
            <text:p/>
            <text:p><text:s text:c="2"/>thank you very much</text:p>
          </table:table-cell>
          <table:table-cell table:number-columns-repeated="1021"/>
        </table:table-row>
        <table:table-row table:style-name="ro5">
          <table:table-cell table:style-name="ce8" office:value-type="float" office:value="80">
            <text:p>80</text:p>
          </table:table-cell>
          <table:table-cell table:style-name="ce15" office:value-type="date" office:date-value="2013-07-30T21:29:00">
            <text:p>Jul 30, 2013 9:29 PM</text:p>
          </table:table-cell>
          <table:table-cell office:value-type="string">
            <text:p>I use 3D printing (makerbot + commercial services --Shapeways) to make parts for my model railroad which aren't available commercially. <text:s/>I also buy parts based on other people's Shapeways models. <text:s/>I use Arduinos to do various signaling, control and animation applications on my model railroad, most notably RFID car tracking.</text:p>
          </table:table-cell>
          <table:table-cell table:number-columns-repeated="1021"/>
        </table:table-row>
        <table:table-row table:style-name="ro5">
          <table:table-cell table:style-name="ce8" office:value-type="float" office:value="81">
            <text:p>81</text:p>
          </table:table-cell>
          <table:table-cell table:style-name="ce15" office:value-type="date" office:date-value="2013-07-30T20:11:00">
            <text:p>Jul 30, 2013 8:11 PM</text:p>
          </table:table-cell>
          <table:table-cell office:value-type="string">
            <text:p>It is important to the future</text:p>
          </table:table-cell>
          <table:table-cell table:number-columns-repeated="1021"/>
        </table:table-row>
        <table:table-row table:style-name="ro5">
          <table:table-cell table:style-name="ce8" office:value-type="float" office:value="82">
            <text:p>82</text:p>
          </table:table-cell>
          <table:table-cell table:style-name="ce15" office:value-type="date" office:date-value="2013-07-30T17:49:00">
            <text:p>Jul 30, 2013 5:49 PM</text:p>
          </table:table-cell>
          <table:table-cell office:value-type="string">
            <text:p>The issue of licensing requires urgent attention especially creating a licence that is enforceable outside the United States, in many other jurisdictions utilitarian aspects of designs are copyrightable and may also be resgistered (registered designs).</text:p>
          </table:table-cell>
          <table:table-cell table:number-columns-repeated="1021"/>
        </table:table-row>
        <table:table-row table:style-name="ro5">
          <table:table-cell table:style-name="ce8" office:value-type="float" office:value="83">
            <text:p>83</text:p>
          </table:table-cell>
          <table:table-cell table:style-name="ce15" office:value-type="date" office:date-value="2013-07-30T10:01:00">
            <text:p>Jul 30, 2013 10:01 AM</text:p>
          </table:table-cell>
          <table:table-cell office:value-type="string">
            <text:p>Thanks to Arduino I started developing in C++ after having left it alone for several years.</text:p>
            <text:p>Plus it's a great learning tool as a platform as you can compare the MCU internals with the platform code to understand how to properly cross the line between hardware and software.</text:p>
          </table:table-cell>
          <table:table-cell table:number-columns-repeated="1021"/>
        </table:table-row>
        <table:table-row table:style-name="ro5">
          <table:table-cell table:style-name="ce8" office:value-type="float" office:value="84">
            <text:p>84</text:p>
          </table:table-cell>
          <table:table-cell table:style-name="ce15" office:value-type="date" office:date-value="2013-07-30T07:32:00">
            <text:p>Jul 30, 2013 7:32 AM</text:p>
          </table:table-cell>
          <table:table-cell office:value-type="string">
            <text:p>There is so much community support out there that I can find hardware designs and software libraries for just about anything. <text:s/>I feel more like a system integrator than a developer -- which is a good thing! <text:s/>It means I get to spend more time implementing the logic of my projects instead of dealing with low-level hardware details.</text:p>
          </table:table-cell>
          <table:table-cell table:number-columns-repeated="1021"/>
        </table:table-row>
        <table:table-row table:style-name="ro5">
          <table:table-cell table:style-name="ce8" office:value-type="float" office:value="85">
            <text:p>85</text:p>
          </table:table-cell>
          <table:table-cell table:style-name="ce15" office:value-type="date" office:date-value="2013-07-30T07:15:00">
            <text:p>Jul 30, 2013 7:15 AM</text:p>
          </table:table-cell>
          <table:table-cell office:value-type="string">
            <text:p>Ardunio etc have been very useful in test and development at work</text:p>
          </table:table-cell>
          <table:table-cell table:number-columns-repeated="1021"/>
        </table:table-row>
        <table:table-row table:style-name="ro5">
          <table:table-cell table:style-name="ce8" office:value-type="float" office:value="86">
            <text:p>86</text:p>
          </table:table-cell>
          <table:table-cell table:style-name="ce15" office:value-type="date" office:date-value="2013-07-30T06:07:00">
            <text:p>Jul 30, 2013 6:07 AM</text:p>
          </table:table-cell>
          <table:table-cell office:value-type="string">
            <text:p>It opens up a whole new world of knowledge and experience that was once reserved only for those in expensive academic institutions and industries! Thank you!</text:p>
          </table:table-cell>
          <table:table-cell table:number-columns-repeated="1021"/>
        </table:table-row>
        <table:table-row table:style-name="ro5">
          <table:table-cell table:style-name="ce8" office:value-type="float" office:value="87">
            <text:p>87</text:p>
          </table:table-cell>
          <table:table-cell table:style-name="ce15" office:value-type="date" office:date-value="2013-07-30T01:57:00">
            <text:p>Jul 30, 2013 1:57 AM</text:p>
          </table:table-cell>
          <table:table-cell office:value-type="string">
            <text:p>Share and let share.</text:p>
          </table:table-cell>
          <table:table-cell table:number-columns-repeated="1021"/>
        </table:table-row>
        <table:table-row table:style-name="ro5">
          <table:table-cell table:style-name="ce8" office:value-type="float" office:value="88">
            <text:p>88</text:p>
          </table:table-cell>
          <table:table-cell table:style-name="ce15" office:value-type="date" office:date-value="2013-07-30T01:07:00">
            <text:p>Jul 30, 2013 1:07 AM</text:p>
          </table:table-cell>
          <table:table-cell office:value-type="string">
            <text:p>Arduino as an example is cool n it's super that u make yourself accessible to novices in case there r questions or problems. My professor forced us to hook it to our computer n program for it to have the computer do something it may not b able to do w/o it - I was intimidated at first but figured out how to do something novel with it on my own and that was a huge confidence boost. I would love to see what high school students could do w some of these tools and it'd b great if they would collaborate with teachers to advance international communication and education thru use of such tools.</text:p>
          </table:table-cell>
          <table:table-cell table:number-columns-repeated="1021"/>
        </table:table-row>
        <table:table-row table:style-name="ro5">
          <table:table-cell table:style-name="ce8" office:value-type="float" office:value="89">
            <text:p>89</text:p>
          </table:table-cell>
          <table:table-cell table:style-name="ce15" office:value-type="date" office:date-value="2013-07-29T23:13:00">
            <text:p>Jul 29, 2013 11:13 PM</text:p>
          </table:table-cell>
          <table:table-cell office:value-type="string">
            <text:p>I first got into the DIY community through building and overclocking my own PC. <text:s/>My interest has only grown since then.</text:p>
          </table:table-cell>
          <table:table-cell table:number-columns-repeated="1021"/>
        </table:table-row>
        <table:table-row table:style-name="ro5">
          <table:table-cell table:style-name="ce8" office:value-type="float" office:value="90">
            <text:p>90</text:p>
          </table:table-cell>
          <table:table-cell table:style-name="ce15" office:value-type="date" office:date-value="2013-07-29T22:46:00">
            <text:p>Jul 29, 2013 10:46 PM</text:p>
          </table:table-cell>
          <table:table-cell office:value-type="string">
            <text:p>I Want open source commodity apparel: arduino dishwasher anyone ?</text:p>
          </table:table-cell>
          <table:table-cell table:number-columns-repeated="1021"/>
        </table:table-row>
        <table:table-row table:style-name="ro5">
          <table:table-cell table:style-name="ce8" office:value-type="float" office:value="91">
            <text:p>91</text:p>
          </table:table-cell>
          <table:table-cell table:style-name="ce15" office:value-type="date" office:date-value="2013-07-29T21:56:00">
            <text:p>Jul 29, 2013 9:56 PM</text:p>
          </table:table-cell>
          <table:table-cell office:value-type="string">
            <text:p>My boss seems to think that people will magically pop out of the woodwork to help open source hardware projects.</text:p>
          </table:table-cell>
          <table:table-cell table:number-columns-repeated="1021"/>
        </table:table-row>
        <table:table-row table:style-name="ro5">
          <table:table-cell table:style-name="ce8" office:value-type="float" office:value="92">
            <text:p>92</text:p>
          </table:table-cell>
          <table:table-cell table:style-name="ce15" office:value-type="date" office:date-value="2013-07-29T03:38:00">
            <text:p>Jul 29, 2013 3:38 AM</text:p>
          </table:table-cell>
          <table:table-cell office:value-type="string">
            <text:p>I'm interested from the point of view of teaching self-sufficiency and developing occupations.</text:p>
          </table:table-cell>
          <table:table-cell table:number-columns-repeated="1021"/>
        </table:table-row>
        <table:table-row table:style-name="ro5">
          <table:table-cell table:style-name="ce8" office:value-type="float" office:value="93">
            <text:p>93</text:p>
          </table:table-cell>
          <table:table-cell table:style-name="ce15" office:value-type="date" office:date-value="2013-07-29T02:06:00">
            <text:p>Jul 29, 2013 2:06 AM</text:p>
          </table:table-cell>
          <table:table-cell office:value-type="string">
            <text:p>Open Source is the way everything should be. I hope to be able to contribute more in the future.</text:p>
          </table:table-cell>
          <table:table-cell table:number-columns-repeated="1021"/>
        </table:table-row>
        <table:table-row table:style-name="ro5">
          <table:table-cell table:style-name="ce8" office:value-type="float" office:value="94">
            <text:p>94</text:p>
          </table:table-cell>
          <table:table-cell table:style-name="ce15" office:value-type="date" office:date-value="2013-07-27T21:51:00">
            <text:p>Jul 27, 2013 9:51 PM</text:p>
          </table:table-cell>
          <table:table-cell office:value-type="string">
            <text:p>In my limited experience (O.S.E.), <text:s/>people tend to extol the virtues of what they have produced and are offering, but there is a lack of independent, third-party review and assessment of the products. <text:s/>When this independent confirmation is lacking I am very reluctant to invest the time and money into buying or trying to make something big like a CEB press or tractor.</text:p>
          </table:table-cell>
          <table:table-cell table:number-columns-repeated="1021"/>
        </table:table-row>
        <table:table-row table:style-name="ro5">
          <table:table-cell table:style-name="ce8" office:value-type="float" office:value="95">
            <text:p>95</text:p>
          </table:table-cell>
          <table:table-cell table:style-name="ce15" office:value-type="date" office:date-value="2013-07-27T18:20:00">
            <text:p>Jul 27, 2013 6:20 PM</text:p>
          </table:table-cell>
          <table:table-cell office:value-type="string">
            <text:p>I believe it is a good thing to do, a new ethic.</text:p>
          </table:table-cell>
          <table:table-cell table:number-columns-repeated="1021"/>
        </table:table-row>
        <table:table-row table:style-name="ro5">
          <table:table-cell table:style-name="ce8" office:value-type="float" office:value="96">
            <text:p>96</text:p>
          </table:table-cell>
          <table:table-cell table:style-name="ce15" office:value-type="date" office:date-value="2013-07-27T14:59:00">
            <text:p>Jul 27, 2013 2:59 PM</text:p>
          </table:table-cell>
          <table:table-cell office:value-type="string">
            <text:p>I like Ardunio plataform</text:p>
          </table:table-cell>
          <table:table-cell table:number-columns-repeated="1021"/>
        </table:table-row>
        <table:table-row table:style-name="ro5">
          <table:table-cell table:style-name="ce8" office:value-type="float" office:value="97">
            <text:p>97</text:p>
          </table:table-cell>
          <table:table-cell table:style-name="ce15" office:value-type="date" office:date-value="2013-07-27T06:12:00">
            <text:p>Jul 27, 2013 6:12 AM</text:p>
          </table:table-cell>
          <table:table-cell office:value-type="string">
            <text:p>I think open source hardware is an excellent idea and is of benefit to the electronics industry.</text:p>
          </table:table-cell>
          <table:table-cell table:number-columns-repeated="1021"/>
        </table:table-row>
        <table:table-row table:style-name="ro5">
          <table:table-cell table:style-name="ce8" office:value-type="float" office:value="98">
            <text:p>98</text:p>
          </table:table-cell>
          <table:table-cell table:style-name="ce15" office:value-type="date" office:date-value="2013-07-27T01:56:00">
            <text:p>Jul 27, 2013 1:56 AM</text:p>
          </table:table-cell>
          <table:table-cell office:value-type="string">
            <text:p>i´m still pretty new to open source hardware, but from what i can tell, its definitely worth keeping informed about and an area i look forward to getting more active in</text:p>
          </table:table-cell>
          <table:table-cell table:number-columns-repeated="1021"/>
        </table:table-row>
        <table:table-row table:style-name="ro5">
          <table:table-cell table:style-name="ce8" office:value-type="float" office:value="99">
            <text:p>99</text:p>
          </table:table-cell>
          <table:table-cell table:style-name="ce15" office:value-type="date" office:date-value="2013-07-26T21:38:00">
            <text:p>Jul 26, 2013 9:38 PM</text:p>
          </table:table-cell>
          <table:table-cell office:value-type="string">
            <text:p>Best thing since sliced bread.</text:p>
          </table:table-cell>
          <table:table-cell table:number-columns-repeated="1021"/>
        </table:table-row>
        <table:table-row table:style-name="ro5">
          <table:table-cell table:style-name="ce8" office:value-type="float" office:value="100">
            <text:p>100</text:p>
          </table:table-cell>
          <table:table-cell table:style-name="ce15" office:value-type="date" office:date-value="2013-07-26T18:34:00">
            <text:p>Jul 26, 2013 6:34 PM</text:p>
          </table:table-cell>
          <table:table-cell office:value-type="string">
            <text:p>No thanks. It's great job guys. Congratulations.</text:p>
          </table:table-cell>
          <table:table-cell table:number-columns-repeated="1021"/>
        </table:table-row>
        <table:table-row table:style-name="ro5">
          <table:table-cell table:style-name="ce8" office:value-type="float" office:value="101">
            <text:p>101</text:p>
          </table:table-cell>
          <table:table-cell table:style-name="ce15" office:value-type="date" office:date-value="2013-07-26T15:49:00">
            <text:p>Jul 26, 2013 3:49 PM</text:p>
          </table:table-cell>
          <table:table-cell office:value-type="string">
            <text:p>Make it far more obvious, that the community is about more than just people who are technically inclined: that it also includes and needs people who illustrate, animate, write, copywrite, edit, market, advertise, manage, lead, speak publicly, organize, share, etc. Our movement would explode! ~Marino</text:p>
          </table:table-cell>
          <table:table-cell table:number-columns-repeated="1021"/>
        </table:table-row>
        <table:table-row table:style-name="ro5">
          <table:table-cell table:style-name="ce8" office:value-type="float" office:value="102">
            <text:p>102</text:p>
          </table:table-cell>
          <table:table-cell table:style-name="ce15" office:value-type="date" office:date-value="2013-07-26T13:59:00">
            <text:p>Jul 26, 2013 1:59 PM</text:p>
          </table:table-cell>
          <table:table-cell office:value-type="string">
            <text:p>Used open source hardware for my robotics projects and has exposed me to new fresh ideas other than robotics (hacking, being plain creative in mad-scientist sense).</text:p>
          </table:table-cell>
          <table:table-cell table:number-columns-repeated="1021"/>
        </table:table-row>
        <table:table-row table:style-name="ro5">
          <table:table-cell table:style-name="ce8" office:value-type="float" office:value="103">
            <text:p>103</text:p>
          </table:table-cell>
          <table:table-cell table:style-name="ce15" office:value-type="date" office:date-value="2013-07-25T20:21:00">
            <text:p>Jul 25, 2013 8:21 PM</text:p>
          </table:table-cell>
          <table:table-cell office:value-type="string">
            <text:p>Only comment is that if the product is open source then the quality must be maintained so as to encourage people to use the products for experimentation. <text:s/></text:p>
            <text:p>Nothing worse than find you have a bug and after much searching and checking finding that it is the product at fault not what you have done</text:p>
          </table:table-cell>
          <table:table-cell table:number-columns-repeated="1021"/>
        </table:table-row>
        <table:table-row table:style-name="ro5">
          <table:table-cell table:style-name="ce8" office:value-type="float" office:value="104">
            <text:p>104</text:p>
          </table:table-cell>
          <table:table-cell table:style-name="ce15" office:value-type="date" office:date-value="2013-07-25T16:01:00">
            <text:p>Jul 25, 2013 4:01 PM</text:p>
          </table:table-cell>
          <table:table-cell office:value-type="string">
            <text:p>Open source hardware let me connect art, technology and social inclusion, and now it makes me feel that I have found a nice path to walk in my life.</text:p>
          </table:table-cell>
          <table:table-cell table:number-columns-repeated="1021"/>
        </table:table-row>
        <table:table-row table:style-name="ro5">
          <table:table-cell table:style-name="ce8" office:value-type="float" office:value="105">
            <text:p>105</text:p>
          </table:table-cell>
          <table:table-cell table:style-name="ce15" office:value-type="date" office:date-value="2013-07-25T15:58:00">
            <text:p>Jul 25, 2013 3:58 PM</text:p>
          </table:table-cell>
          <table:table-cell office:value-type="string">
            <text:p>Two years ago I knew nothing about electrical engineering or writing code, today I use an arduino based platform in my work as a photographer &amp; film maker everyday.</text:p>
          </table:table-cell>
          <table:table-cell table:number-columns-repeated="1021"/>
        </table:table-row>
        <table:table-row table:style-name="ro5">
          <table:table-cell table:style-name="ce8" office:value-type="float" office:value="106">
            <text:p>106</text:p>
          </table:table-cell>
          <table:table-cell table:style-name="ce15" office:value-type="date" office:date-value="2013-07-25T15:45:00">
            <text:p>Jul 25, 2013 3:45 PM</text:p>
          </table:table-cell>
          <table:table-cell office:value-type="string">
            <text:p>I wish it was easier/cheaper to stay involved in Open Source Hardware. <text:s/>Once one gets past the introductory level, it's easy to get overwhelmed with mid-range mediocre projects that aren't awesome to work on.</text:p>
          </table:table-cell>
          <table:table-cell table:number-columns-repeated="1021"/>
        </table:table-row>
        <table:table-row table:style-name="ro5">
          <table:table-cell table:style-name="ce8" office:value-type="float" office:value="107">
            <text:p>107</text:p>
          </table:table-cell>
          <table:table-cell table:style-name="ce15" office:value-type="date" office:date-value="2013-07-25T14:55:00">
            <text:p>Jul 25, 2013 2:55 PM</text:p>
          </table:table-cell>
          <table:table-cell office:value-type="string">
            <text:p>I think the first open source hardware I ever heard about was the failed open source phone project.</text:p>
          </table:table-cell>
          <table:table-cell table:number-columns-repeated="1021"/>
        </table:table-row>
        <table:table-row table:style-name="ro5">
          <table:table-cell table:style-name="ce8" office:value-type="float" office:value="108">
            <text:p>108</text:p>
          </table:table-cell>
          <table:table-cell table:style-name="ce15" office:value-type="date" office:date-value="2013-07-25T14:40:00">
            <text:p>Jul 25, 2013 2:40 PM</text:p>
          </table:table-cell>
          <table:table-cell office:value-type="string">
            <text:p>I do not fully grasp the open source hardware belief system. <text:s/>I would love to read (or watch) a more complete theory on why someone should go open source with all they have spent time, money, and sweat developing. <text:s/>Someone else with better marketing skills and/or resources can take all you have created and leave you high and dry. <text:s/>Seems like a great way to DIS-courage innovation; but maybe again, I do not fully grasp the open source hardware</text:p>
          </table:table-cell>
          <table:table-cell table:number-columns-repeated="1021"/>
        </table:table-row>
        <table:table-row table:style-name="ro5">
          <table:table-cell table:style-name="ce8" office:value-type="float" office:value="109">
            <text:p>109</text:p>
          </table:table-cell>
          <table:table-cell table:style-name="ce15" office:value-type="date" office:date-value="2013-07-25T09:56:00">
            <text:p>Jul 25, 2013 9:56 AM</text:p>
          </table:table-cell>
          <table:table-cell office:value-type="string">
            <text:p>As an avid Free Software user, I would like all of my hardware to be open - and I am willing to pay for service (good documentation, support, compatability). When I buy Open Hardware I also look at the place of production (are the workers well payed, working under decent conditions - this is all very hard to know, of course). Some Open Hardware products have a kind of Fair Trade potential, which I find important.</text:p>
            <text:p>Open Hardware is very nice to teach with as it often combines coding with electronics (to quote Rushkoff: program or be programmed).</text:p>
            <text:p>I have never and hopefully never have to buy products which have an entirely closed hard-and software ecosystem.</text:p>
          </table:table-cell>
          <table:table-cell table:number-columns-repeated="1021"/>
        </table:table-row>
        <table:table-row table:style-name="ro5">
          <table:table-cell table:style-name="ce8" office:value-type="float" office:value="110">
            <text:p>110</text:p>
          </table:table-cell>
          <table:table-cell table:style-name="ce15" office:value-type="date" office:date-value="2013-07-25T09:32:00">
            <text:p>Jul 25, 2013 9:32 AM</text:p>
          </table:table-cell>
          <table:table-cell office:value-type="string">
            <text:p>I firmly believe that open source hardware leads into a more democratic distribution of knowledge. This makes people to be interested in technology and allows them to improve it with their contributions.</text:p>
          </table:table-cell>
          <table:table-cell table:number-columns-repeated="1021"/>
        </table:table-row>
        <table:table-row table:style-name="ro5">
          <table:table-cell table:style-name="ce8" office:value-type="float" office:value="111">
            <text:p>111</text:p>
          </table:table-cell>
          <table:table-cell table:style-name="ce15" office:value-type="date" office:date-value="2013-07-25T08:50:00">
            <text:p>Jul 25, 2013 8:50 AM</text:p>
          </table:table-cell>
          <table:table-cell office:value-type="string">
            <text:p>My primary interest in OSH centers around freedom of information and sharing knowledge.</text:p>
          </table:table-cell>
          <table:table-cell table:number-columns-repeated="1021"/>
        </table:table-row>
        <table:table-row table:style-name="ro5">
          <table:table-cell table:style-name="ce8" office:value-type="float" office:value="112">
            <text:p>112</text:p>
          </table:table-cell>
          <table:table-cell table:style-name="ce15" office:value-type="date" office:date-value="2013-07-25T08:38:00">
            <text:p>Jul 25, 2013 8:38 AM</text:p>
          </table:table-cell>
          <table:table-cell office:value-type="string">
            <text:p>At the moment, it seems to be mainly about the people, building community and trust. <text:s/>Open Source hardware needs more (financial) commitment than software so you need more trust.</text:p>
          </table:table-cell>
          <table:table-cell table:number-columns-repeated="1021"/>
        </table:table-row>
        <table:table-row table:style-name="ro5">
          <table:table-cell table:style-name="ce8" office:value-type="float" office:value="113">
            <text:p>113</text:p>
          </table:table-cell>
          <table:table-cell table:style-name="ce15" office:value-type="date" office:date-value="2013-07-25T07:56:00">
            <text:p>Jul 25, 2013 7:56 AM</text:p>
          </table:table-cell>
          <table:table-cell office:value-type="string">
            <text:p>Easy to develop and prototype, difficult to evolve in to finished product</text:p>
          </table:table-cell>
          <table:table-cell table:number-columns-repeated="1021"/>
        </table:table-row>
        <table:table-row table:style-name="ro5">
          <table:table-cell table:style-name="ce8" office:value-type="float" office:value="114">
            <text:p>114</text:p>
          </table:table-cell>
          <table:table-cell table:style-name="ce15" office:value-type="date" office:date-value="2013-07-25T03:49:00">
            <text:p>Jul 25, 2013 3:49 AM</text:p>
          </table:table-cell>
          <table:table-cell office:value-type="string">
            <text:p>Personally I feel like I know that the building blocks are out there but there isn't any good place to learn to put them all together. Similarly some of the "blocks" don't interconnect. Arduino doesn't quite match up with Raspberry Pi doesn't quite match up with BeagleBone doesn't quite match up with...</text:p>
            <text:p/>
            <text:p>And that's just in the realm of microcontrollers/embedded boards.</text:p>
          </table:table-cell>
          <table:table-cell table:number-columns-repeated="1021"/>
        </table:table-row>
        <table:table-row table:style-name="ro5">
          <table:table-cell table:style-name="ce8" office:value-type="float" office:value="115">
            <text:p>115</text:p>
          </table:table-cell>
          <table:table-cell table:style-name="ce15" office:value-type="date" office:date-value="2013-07-25T03:35:00">
            <text:p>Jul 25, 2013 3:35 AM</text:p>
          </table:table-cell>
          <table:table-cell office:value-type="string">
            <text:p>licensing is a mess and getting worse as more people try to address the current issues - more licences and confusion occurs :(</text:p>
            <text:p/>
            <text:p>there needs to be much more encouragement on getting people to publish their work - without this the movement is NULL ! Everything depends on publishing (sharing) and all other aspects are dependant on this and thus secondary.</text:p>
          </table:table-cell>
          <table:table-cell table:number-columns-repeated="1021"/>
        </table:table-row>
        <table:table-row table:style-name="ro5">
          <table:table-cell table:style-name="ce8" office:value-type="float" office:value="116">
            <text:p>116</text:p>
          </table:table-cell>
          <table:table-cell table:style-name="ce15" office:value-type="date" office:date-value="2013-07-25T02:44:00">
            <text:p>Jul 25, 2013 2:44 AM</text:p>
          </table:table-cell>
          <table:table-cell office:value-type="string">
            <text:p>I appreciate open source but I'm not a zealot. I still like using Windows, and paying for proprietary tools when they are better. Also I'm starting to get weary of people who claim to be open source just to get attention and publicity.</text:p>
          </table:table-cell>
          <table:table-cell table:number-columns-repeated="1021"/>
        </table:table-row>
        <table:table-row table:style-name="ro5">
          <table:table-cell table:style-name="ce8" office:value-type="float" office:value="117">
            <text:p>117</text:p>
          </table:table-cell>
          <table:table-cell table:style-name="ce15" office:value-type="date" office:date-value="2013-07-25T01:32:00">
            <text:p>Jul 25, 2013 1:32 AM</text:p>
          </table:table-cell>
          <table:table-cell office:value-type="string">
            <text:p>Kickstarter is awesome as long as the projects have documentation at the level of arduino/development environment</text:p>
          </table:table-cell>
          <table:table-cell table:number-columns-repeated="1021"/>
        </table:table-row>
        <table:table-row table:style-name="ro5">
          <table:table-cell table:style-name="ce8" office:value-type="float" office:value="118">
            <text:p>118</text:p>
          </table:table-cell>
          <table:table-cell table:style-name="ce15" office:value-type="date" office:date-value="2013-07-24T23:42:00">
            <text:p>Jul 24, 2013 11:42 PM</text:p>
          </table:table-cell>
          <table:table-cell office:value-type="string">
            <text:p>wiring.org.co</text:p>
            <text:p>one of the first, and still going strong despite an unethical thesis director.</text:p>
            <text:p>http://www.urbandictionary.com/define.php?term=banzi</text:p>
          </table:table-cell>
          <table:table-cell table:number-columns-repeated="1021"/>
        </table:table-row>
        <table:table-row table:style-name="ro5">
          <table:table-cell table:style-name="ce8" office:value-type="float" office:value="119">
            <text:p>119</text:p>
          </table:table-cell>
          <table:table-cell table:style-name="ce15" office:value-type="date" office:date-value="2013-07-24T23:09:00">
            <text:p>Jul 24, 2013 11:09 PM</text:p>
          </table:table-cell>
          <table:table-cell office:value-type="string">
            <text:p>I wish that organizers of open source hardware would be more often open to community technical involvement during design phase.</text:p>
          </table:table-cell>
          <table:table-cell table:number-columns-repeated="1021"/>
        </table:table-row>
        <table:table-row table:style-name="ro5">
          <table:table-cell table:style-name="ce8" office:value-type="float" office:value="120">
            <text:p>120</text:p>
          </table:table-cell>
          <table:table-cell table:style-name="ce15" office:value-type="date" office:date-value="2013-07-24T22:51:00">
            <text:p>Jul 24, 2013 10:51 PM</text:p>
          </table:table-cell>
          <table:table-cell office:value-type="string">
            <text:p>I'm very excited managing www.electronics.cat (developing an ecosystem of PCBs to be connected easily to Raspberry Pi, BeagleBoard, Arduino and other own devices). Some extra info at twitter.com/jordibinefa</text:p>
          </table:table-cell>
          <table:table-cell table:number-columns-repeated="1021"/>
        </table:table-row>
        <table:table-row table:style-name="ro5">
          <table:table-cell table:style-name="ce8" office:value-type="float" office:value="121">
            <text:p>121</text:p>
          </table:table-cell>
          <table:table-cell table:style-name="ce15" office:value-type="date" office:date-value="2013-07-24T22:44:00">
            <text:p>Jul 24, 2013 10:44 PM</text:p>
          </table:table-cell>
          <table:table-cell office:value-type="string">
            <text:p>I like very much the idea of open source HW.</text:p>
          </table:table-cell>
          <table:table-cell table:number-columns-repeated="1021"/>
        </table:table-row>
        <table:table-row table:style-name="ro5">
          <table:table-cell table:style-name="ce8" office:value-type="float" office:value="122">
            <text:p>122</text:p>
          </table:table-cell>
          <table:table-cell table:style-name="ce15" office:value-type="date" office:date-value="2013-07-24T22:09:00">
            <text:p>Jul 24, 2013 10:09 PM</text:p>
          </table:table-cell>
          <table:table-cell office:value-type="string">
            <text:p>follow arduino intently</text:p>
            <text:p>would consider being involved and contributing</text:p>
          </table:table-cell>
          <table:table-cell table:number-columns-repeated="1021"/>
        </table:table-row>
        <table:table-row table:style-name="ro5">
          <table:table-cell table:style-name="ce8" office:value-type="float" office:value="123">
            <text:p>123</text:p>
          </table:table-cell>
          <table:table-cell table:style-name="ce15" office:value-type="date" office:date-value="2013-07-24T22:06:00">
            <text:p>Jul 24, 2013 10:06 PM</text:p>
          </table:table-cell>
          <table:table-cell office:value-type="string">
            <text:p>My only thought is to lower any barriers to entry into the open source movement that may exist. Lack of materials, lack access to technical knowledge, lack of proper documentation and support turn many people away who would otherwise be on board. <text:s/>In order for the open source model to perpetuate itself the building and operation of any open source hardware needs to be as accessible as possible.</text:p>
          </table:table-cell>
          <table:table-cell table:number-columns-repeated="1021"/>
        </table:table-row>
        <table:table-row table:style-name="ro5">
          <table:table-cell table:style-name="ce8" office:value-type="float" office:value="124">
            <text:p>124</text:p>
          </table:table-cell>
          <table:table-cell table:style-name="ce15" office:value-type="date" office:date-value="2013-07-24T22:02:00">
            <text:p>Jul 24, 2013 10:02 PM</text:p>
          </table:table-cell>
          <table:table-cell office:value-type="string">
            <text:p>Patents pose a big threat to an OSHW ecosystem.</text:p>
          </table:table-cell>
          <table:table-cell table:number-columns-repeated="1021"/>
        </table:table-row>
        <table:table-row table:style-name="ro5">
          <table:table-cell table:style-name="ce8" office:value-type="float" office:value="125">
            <text:p>125</text:p>
          </table:table-cell>
          <table:table-cell table:style-name="ce15" office:value-type="date" office:date-value="2013-07-24T22:02:00">
            <text:p>Jul 24, 2013 10:02 PM</text:p>
          </table:table-cell>
          <table:table-cell office:value-type="string">
            <text:p>My current experiance is that only a small fraction of open source hardware development is done on cutting edge of technology. Most of the projects create another blinky shield or another arduino like development platform. This is mostly being propelled by the blogs that follow the community. (Makezine, Hack a Day and so on) All very nice for beginners but in essence very boring hardware. There is little open source hardware that shows off and increases the community knowledge and trying to make final products. Like the HackRF, Paparazzi UAV autopilots or Bunnie's open source laptop are rare examples of complicated high quality hardware that can not be designed by 12 year olds. I hope that our community will finally grow up and start creating hardware that is competitive with the proprietary market. For example where is the 100MHZ 4 channel open source oscilloscope with good computer interface. This is a great place for open hardware to shine through ability to interface and be usable in applications where proprietary protocols and designs are lacking. On another note I hope that companies like MakerBot will be proven wrong that selling out to proprietary business after coming to age on the shoulders of open hardware is the way to go.</text:p>
          </table:table-cell>
          <table:table-cell table:number-columns-repeated="1021"/>
        </table:table-row>
        <table:table-row table:style-name="ro5">
          <table:table-cell table:style-name="ce8" office:value-type="float" office:value="126">
            <text:p>126</text:p>
          </table:table-cell>
          <table:table-cell table:style-name="ce15" office:value-type="date" office:date-value="2013-07-24T21:49:00">
            <text:p>Jul 24, 2013 9:49 PM</text:p>
          </table:table-cell>
          <table:table-cell office:value-type="string">
            <text:p>I use Arduino and craeate a temperature sensor for datacenter monitoring over ethernet.</text:p>
          </table:table-cell>
          <table:table-cell table:number-columns-repeated="1021"/>
        </table:table-row>
        <table:table-row table:style-name="ro5">
          <table:table-cell table:style-name="ce8" office:value-type="float" office:value="127">
            <text:p>127</text:p>
          </table:table-cell>
          <table:table-cell table:style-name="ce15" office:value-type="date" office:date-value="2013-07-24T21:48:00">
            <text:p>Jul 24, 2013 9:48 PM</text:p>
          </table:table-cell>
          <table:table-cell office:value-type="string">
            <text:p>When I choose open-source products to use, it's because of the community of support and availability of information. I want products popular enough that I can find answers to my questions.</text:p>
          </table:table-cell>
          <table:table-cell table:number-columns-repeated="1021"/>
        </table:table-row>
        <table:table-row table:style-name="ro5">
          <table:table-cell table:style-name="ce8" office:value-type="float" office:value="128">
            <text:p>128</text:p>
          </table:table-cell>
          <table:table-cell table:style-name="ce15" office:value-type="date" office:date-value="2013-07-24T21:44:00">
            <text:p>Jul 24, 2013 9:44 PM</text:p>
          </table:table-cell>
          <table:table-cell office:value-type="string">
            <text:p>Achilles heel of OSH is lack of feature-complete/easy-to-use open source CAD tools.</text:p>
          </table:table-cell>
          <table:table-cell table:number-columns-repeated="1021"/>
        </table:table-row>
        <table:table-row table:style-name="ro5">
          <table:table-cell table:style-name="ce8" office:value-type="float" office:value="129">
            <text:p>129</text:p>
          </table:table-cell>
          <table:table-cell table:style-name="ce15" office:value-type="date" office:date-value="2013-07-24T20:30:00">
            <text:p>Jul 24, 2013 8:30 PM</text:p>
          </table:table-cell>
          <table:table-cell office:value-type="string">
            <text:p>The most important issue right now is the case of setting up a business based on open source hardware. Business cases, success-stories, etc. would be very helpful to spread open source hardware. Some mentoring or business tips would also be great. Lately I read the book Wikinomics, and it provides some insights in the difficult field of earning money with opensource hardware/software.</text:p>
          </table:table-cell>
          <table:table-cell table:number-columns-repeated="1021"/>
        </table:table-row>
        <table:table-row table:style-name="ro5">
          <table:table-cell table:style-name="ce8" office:value-type="float" office:value="130">
            <text:p>130</text:p>
          </table:table-cell>
          <table:table-cell table:style-name="ce15" office:value-type="date" office:date-value="2013-07-24T20:09:00">
            <text:p>Jul 24, 2013 8:09 PM</text:p>
          </table:table-cell>
          <table:table-cell office:value-type="string">
            <text:p>I love the idea of open source hardware extending the values of open source software and making consumers less beholden to large corporations -- who often treat us poorly on a whim.</text:p>
          </table:table-cell>
          <table:table-cell table:number-columns-repeated="1021"/>
        </table:table-row>
        <table:table-row table:style-name="ro5">
          <table:table-cell table:style-name="ce8" office:value-type="float" office:value="131">
            <text:p>131</text:p>
          </table:table-cell>
          <table:table-cell table:style-name="ce15" office:value-type="date" office:date-value="2013-07-24T20:03:00">
            <text:p>Jul 24, 2013 8:03 PM</text:p>
          </table:table-cell>
          <table:table-cell office:value-type="string">
            <text:p>I have some ideas for some items I would like to develop as OSHW, but haven't made the time for it.</text:p>
          </table:table-cell>
          <table:table-cell table:number-columns-repeated="1021"/>
        </table:table-row>
        <table:table-row table:style-name="ro5">
          <table:table-cell table:style-name="ce8" office:value-type="float" office:value="132">
            <text:p>132</text:p>
          </table:table-cell>
          <table:table-cell table:style-name="ce15" office:value-type="date" office:date-value="2013-07-24T19:51:00">
            <text:p>Jul 24, 2013 7:51 PM</text:p>
          </table:table-cell>
          <table:table-cell office:value-type="string">
            <text:p>I'm still very new and learning. I think I'd like to share designs in the future and make them open source, but not sure how to do it. But I'm sure there's tutorials out there! :)</text:p>
          </table:table-cell>
          <table:table-cell table:number-columns-repeated="1021"/>
        </table:table-row>
        <table:table-row table:style-name="ro5">
          <table:table-cell table:style-name="ce8" office:value-type="float" office:value="133">
            <text:p>133</text:p>
          </table:table-cell>
          <table:table-cell table:style-name="ce15" office:value-type="date" office:date-value="2013-07-24T19:35:00">
            <text:p>Jul 24, 2013 7:35 PM</text:p>
          </table:table-cell>
          <table:table-cell office:value-type="string">
            <text:p>It's an uphill battle, but damn, if we can make open hardware work . . .</text:p>
          </table:table-cell>
          <table:table-cell table:number-columns-repeated="1021"/>
        </table:table-row>
        <table:table-row table:style-name="ro5">
          <table:table-cell table:style-name="ce8" office:value-type="float" office:value="134">
            <text:p>134</text:p>
          </table:table-cell>
          <table:table-cell table:style-name="ce15" office:value-type="date" office:date-value="2013-07-24T19:31:00">
            <text:p>Jul 24, 2013 7:31 PM</text:p>
          </table:table-cell>
          <table:table-cell office:value-type="string">
            <text:p>No</text:p>
          </table:table-cell>
          <table:table-cell table:number-columns-repeated="1021"/>
        </table:table-row>
        <table:table-row table:style-name="ro5">
          <table:table-cell table:style-name="ce8" office:value-type="float" office:value="135">
            <text:p>135</text:p>
          </table:table-cell>
          <table:table-cell table:style-name="ce15" office:value-type="date" office:date-value="2013-07-24T19:11:00">
            <text:p>Jul 24, 2013 7:11 PM</text:p>
          </table:table-cell>
          <table:table-cell office:value-type="string">
            <text:p>I think that open source hardware is extremely important. Open source hardware is creating a situation the common man has access to the means of production, just as the PC has given the common man access to information and the production and distribution of information. <text:s/>But as we are beginning to see with the advent of UEFI Restricted Boot and other malicious tactics implemented at the hardware level, a situation may soon arise that would stop the playing field from leveling. It may soon become increasingly difficult to run open-source software on closed-source hardware. The more open-source hardware there is in the world, the more people will be able to use open-source software, and the better off everyone will be.</text:p>
          </table:table-cell>
          <table:table-cell table:number-columns-repeated="1021"/>
        </table:table-row>
        <table:table-row table:style-name="ro5">
          <table:table-cell table:style-name="ce8" office:value-type="float" office:value="136">
            <text:p>136</text:p>
          </table:table-cell>
          <table:table-cell table:style-name="ce15" office:value-type="date" office:date-value="2013-07-24T18:49:00">
            <text:p>Jul 24, 2013 6:49 PM</text:p>
          </table:table-cell>
          <table:table-cell office:value-type="string">
            <text:p>Awesome idea,greetings from the Pirate Party of Germany ^_^</text:p>
          </table:table-cell>
          <table:table-cell table:number-columns-repeated="1021"/>
        </table:table-row>
        <table:table-row table:style-name="ro5">
          <table:table-cell table:style-name="ce8" office:value-type="float" office:value="137">
            <text:p>137</text:p>
          </table:table-cell>
          <table:table-cell table:style-name="ce15" office:value-type="date" office:date-value="2013-07-24T18:23:00">
            <text:p>Jul 24, 2013 6:23 PM</text:p>
          </table:table-cell>
          <table:table-cell office:value-type="string">
            <text:p>In 2012, my company included a couple of its open source products in a larger system, but the direct income from those parts was relatively low. In 2013, we've put much more focus onto open source hardware products, both designing and selling our own and providing consulting and customization services for products sold by others. </text:p>
            <text:p/>
            <text:p>As an example, we used an existing open-source widget in a system that was built for a client. The widget wasn't exactly what we wanted, but it was "close enough," off the shelf, and cheaply hackable - perfect for prototyping. We have since designed our own open-source widget to fit that system and contribute back to the community.</text:p>
          </table:table-cell>
          <table:table-cell table:number-columns-repeated="1021"/>
        </table:table-row>
        <table:table-row table:style-name="ro5">
          <table:table-cell table:style-name="ce8" office:value-type="float" office:value="138">
            <text:p>138</text:p>
          </table:table-cell>
          <table:table-cell table:style-name="ce15" office:value-type="date" office:date-value="2013-07-24T18:20:00">
            <text:p>Jul 24, 2013 6:20 PM</text:p>
          </table:table-cell>
          <table:table-cell office:value-type="string">
            <text:p>We initially founded Snootlab because we thought that the electronic we were able to create in our hackerspace would be helpful for lot of people who are not in a hackerspace and have not the electronic skills but want to do great things.</text:p>
          </table:table-cell>
          <table:table-cell table:number-columns-repeated="1021"/>
        </table:table-row>
        <table:table-row table:style-name="ro5">
          <table:table-cell table:style-name="ce8" office:value-type="float" office:value="139">
            <text:p>139</text:p>
          </table:table-cell>
          <table:table-cell table:style-name="ce15" office:value-type="date" office:date-value="2013-07-24T17:49:00">
            <text:p>Jul 24, 2013 5:49 PM</text:p>
          </table:table-cell>
          <table:table-cell office:value-type="string">
            <text:p>Right now I am in the process of potentially building a business around open source hardware stemming form my own gesture based typing device project based on Arduino called JesterType (github). The challenges I see are in fostering the same type collaborative behavior as in OSS because of the greater barriers to entry. For example, I met someone who was interested in helping me with an aspect of the project but he had different Arduino that wasn't compatible with the libraries I was using. Sounds non trivial until you factor in the fact that most folks that would like to help on a casual basis don't even have similar hardware or domain knowledge. Main not many are particularly enthused about doling out $40+ to obtain the necessary hardware to help out, or rather test interest in involvement as would be done in an OSS project.</text:p>
            <text:p/>
            <text:p>For the sake of brevity I'll omit thoughts on licencing. My main concern is to bring up concrete issues involving barriers to entry like my example and maybe even the fact that hardware does not document itself where as software source is often assumed self explanatory. Not that I'm saying poor documentation is ok, its is just yet another thing that makes open-source hardware a different animal than open-source software through having much higher barriers to entry.</text:p>
          </table:table-cell>
          <table:table-cell table:number-columns-repeated="1021"/>
        </table:table-row>
        <table:table-row table:style-name="ro5">
          <table:table-cell table:style-name="ce8" office:value-type="float" office:value="140">
            <text:p>140</text:p>
          </table:table-cell>
          <table:table-cell table:style-name="ce15" office:value-type="date" office:date-value="2013-07-24T14:24:00">
            <text:p>Jul 24, 2013 2:24 PM</text:p>
          </table:table-cell>
          <table:table-cell office:value-type="string">
            <text:p>RAspberry Pi and Arduino the biginners</text:p>
          </table:table-cell>
          <table:table-cell table:number-columns-repeated="1021"/>
        </table:table-row>
        <table:table-row table:style-name="ro5">
          <table:table-cell table:style-name="ce8" office:value-type="float" office:value="141">
            <text:p>141</text:p>
          </table:table-cell>
          <table:table-cell table:style-name="ce15" office:value-type="date" office:date-value="2013-07-24T13:38:00">
            <text:p>Jul 24, 2013 1:38 PM</text:p>
          </table:table-cell>
          <table:table-cell office:value-type="string">
            <text:p>I love open hardware, it's opened my eyes to a cool way of working and has taught me a great deal. However there are a few aspects that have recently disappointed me, when open design isn't really open.</text:p>
            <text:p/>
            <text:p>Part of what is great about open hardware is that you can build other people's designs and learn from the experience, you then feed back into the system, improving the design even send money back up the chain to the originator. When using a design I've always been respectful, made sure to attribute and pay a royalty. However when contacting some OH contributors regarding products released under CC-BY-SA licences the response has come back "we / I'd rather you didn't" - which is somewhat surprising, as by asking those that do ask not to copy you're giving further advantage to those who don't ask and don't attribute. It's odd and to me suggests a counter motive to releasing under an open licence.</text:p>
          </table:table-cell>
          <table:table-cell table:number-columns-repeated="1021"/>
        </table:table-row>
        <table:table-row table:style-name="ro5">
          <table:table-cell table:style-name="ce8" office:value-type="float" office:value="142">
            <text:p>142</text:p>
          </table:table-cell>
          <table:table-cell table:style-name="ce15" office:value-type="date" office:date-value="2013-07-24T13:26:00">
            <text:p>Jul 24, 2013 1:26 PM</text:p>
          </table:table-cell>
          <table:table-cell office:value-type="string">
            <text:p>I wish the OHS stayed in NYC!</text:p>
          </table:table-cell>
          <table:table-cell table:number-columns-repeated="1021"/>
        </table:table-row>
        <table:table-row table:style-name="ro5" table:number-rows-repeated="1048425">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icrosoft Sans Serif" svg:font-family="'Microsoft Sans Serif'"/>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 $</number:text>
      <number:number number:decimal-places="0" number:min-integer-digits="1" number:grouping="true"/>
      <number:text> )</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 $</number:text>
      <number:number number:decimal-places="0" number:min-integer-digits="1" number:grouping="true"/>
      <number:text> )</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 $</number:text>
      <number:number number:decimal-places="2" number:min-integer-digits="1" number:grouping="true"/>
      <number:text> )</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 $</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 </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 </number:text>
      <number:number number:decimal-places="0" number:min-integer-digits="1" number:grouping="true"/>
      <number:text> )</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 </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 </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28">
      <number:month number:textual="true"/>
      <number:text> </number:text>
      <number:day/>
      <number:text>, </number:text>
      <number:year number:style="long"/>
      <number:text> </number:text>
      <number:hours/>
      <number:text>:</number:text>
      <number:minutes number:style="long"/>
      <number:text> </number:text>
      <number:am-pm/>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5">01/15/2014</text:date>, <text:time>16:52:19</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1" meta:cell-count="446" meta:object-count="0"/>
    <meta:generator>NeoOffice/3.3$Unix OpenOffice.org_project/Patch 0</meta:generator>
  </office:meta>
</office:document-meta>
</file>